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f432" officeooo:paragraph-rsid="001af432"/>
    </style:style>
    <style:style style:name="P48"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5" style:family="paragraph" style:parent-style-name="Standard">
      <style:text-properties style:text-underline-style="none" fo:font-weight="normal" officeooo:rsid="001f0ea3" officeooo:paragraph-rsid="001f0ea3" style:font-weight-asian="normal" style:font-weight-complex="normal"/>
    </style:style>
    <style:style style:name="P56" style:family="paragraph" style:parent-style-name="Standard">
      <style:text-properties style:text-underline-style="none" fo:font-weight="normal" officeooo:rsid="00270697" officeooo:paragraph-rsid="001f0ea3" style:font-weight-asian="normal" style:font-weight-complex="normal"/>
    </style:style>
    <style:style style:name="P57" style:family="paragraph" style:parent-style-name="Standard">
      <style:text-properties style:text-underline-style="none" fo:font-weight="normal" officeooo:rsid="0021095d" officeooo:paragraph-rsid="001f0ea3" style:font-weight-asian="normal" style:font-weight-complex="normal"/>
    </style:style>
    <style:style style:name="P58" style:family="paragraph" style:parent-style-name="Standard">
      <style:text-properties style:text-underline-style="none" fo:font-weight="normal" officeooo:rsid="001a1637" officeooo:paragraph-rsid="003285f3" style:font-weight-asian="normal" style:font-weight-complex="normal"/>
    </style:style>
    <style:style style:name="P59" style:family="paragraph" style:parent-style-name="Standard">
      <style:text-properties style:text-underline-style="none" fo:font-weight="normal" officeooo:rsid="001a1637" officeooo:paragraph-rsid="00243e35" style:font-weight-asian="normal" style:font-weight-complex="normal"/>
    </style:style>
    <style:style style:name="P60" style:family="paragraph" style:parent-style-name="Standard">
      <style:text-properties officeooo:rsid="0037565c" officeooo:paragraph-rsid="0037565c"/>
    </style:style>
    <style:style style:name="P61" style:family="paragraph" style:parent-style-name="Standard">
      <style:text-properties fo:font-style="italic" officeooo:rsid="004897fc" officeooo:paragraph-rsid="0075845c" style:font-style-asian="italic" style:font-style-complex="italic"/>
    </style:style>
    <style:style style:name="P62" style:family="paragraph" style:parent-style-name="Standard">
      <style:text-properties fo:font-style="normal" officeooo:rsid="004897fc" officeooo:paragraph-rsid="0074b1c9" style:font-style-asian="normal" style:font-style-complex="normal"/>
    </style:style>
    <style:style style:name="P63" style:family="paragraph" style:parent-style-name="Standard">
      <style:text-properties fo:font-style="normal" officeooo:rsid="004897fc" officeooo:paragraph-rsid="0075845c" style:font-style-asian="normal" style:font-style-complex="normal"/>
    </style:style>
    <style:style style:name="P64" style:family="paragraph" style:parent-style-name="Standard">
      <style:text-properties fo:font-style="normal" officeooo:rsid="0116f2f1" officeooo:paragraph-rsid="011c85d9" style:font-style-asian="normal" style:font-style-complex="normal"/>
    </style:style>
    <style:style style:name="P65" style:family="paragraph" style:parent-style-name="Standard">
      <style:text-properties fo:font-style="normal" officeooo:rsid="001a1637" officeooo:paragraph-rsid="01526a37" style:font-style-asian="normal" style:font-style-complex="normal"/>
    </style:style>
    <style:style style:name="P66" style:family="paragraph" style:parent-style-name="Standard">
      <style:text-properties fo:font-style="normal" officeooo:rsid="001a1637" officeooo:paragraph-rsid="02debfa5" style:font-style-asian="normal" style:font-style-complex="normal"/>
    </style:style>
    <style:style style:name="P67" style:family="paragraph" style:parent-style-name="Standard">
      <style:text-properties fo:font-style="normal" officeooo:rsid="001a1637" officeooo:paragraph-rsid="02e582fc" style:font-style-asian="normal" style:font-style-complex="normal"/>
    </style:style>
    <style:style style:name="P68" style:family="paragraph" style:parent-style-name="Standard">
      <style:text-properties fo:font-style="normal" officeooo:rsid="001a1637" officeooo:paragraph-rsid="0303f948" style:font-style-asian="normal" style:font-style-complex="normal"/>
    </style:style>
    <style:style style:name="P69" style:family="paragraph" style:parent-style-name="Standard">
      <style:text-properties fo:font-style="normal" officeooo:rsid="001a1637" officeooo:paragraph-rsid="031b52b4" style:font-style-asian="normal" style:font-style-complex="normal"/>
    </style:style>
    <style:style style:name="P70" style:family="paragraph" style:parent-style-name="Standard">
      <style:text-properties fo:font-style="normal" officeooo:rsid="001a1637" officeooo:paragraph-rsid="032266e9" style:font-style-asian="normal" style:font-style-complex="normal"/>
    </style:style>
    <style:style style:name="P71" style:family="paragraph" style:parent-style-name="Standard">
      <style:text-properties fo:font-style="normal" officeooo:rsid="001a1637" officeooo:paragraph-rsid="03457f76" style:font-style-asian="normal" style:font-style-complex="normal"/>
    </style:style>
    <style:style style:name="P72" style:family="paragraph" style:parent-style-name="Standard">
      <style:text-properties fo:font-style="normal" officeooo:rsid="001a1637" officeooo:paragraph-rsid="035a4cab" style:font-style-asian="normal" style:font-style-complex="normal"/>
    </style:style>
    <style:style style:name="P73" style:family="paragraph" style:parent-style-name="Standard">
      <style:text-properties fo:font-style="normal" officeooo:rsid="001a1637" officeooo:paragraph-rsid="037588cb" style:font-style-asian="normal" style:font-style-complex="normal"/>
    </style:style>
    <style:style style:name="P74" style:family="paragraph" style:parent-style-name="Standard">
      <style:text-properties fo:font-style="normal" officeooo:rsid="001a1637" officeooo:paragraph-rsid="037a6a18" style:font-style-asian="normal" style:font-style-complex="normal"/>
    </style:style>
    <style:style style:name="P75" style:family="paragraph" style:parent-style-name="Standard">
      <style:text-properties fo:font-style="normal" officeooo:rsid="001a1637" officeooo:paragraph-rsid="03901a9f" style:font-style-asian="normal" style:font-style-complex="normal"/>
    </style:style>
    <style:style style:name="P76" style:family="paragraph" style:parent-style-name="Standard">
      <style:text-properties fo:font-style="normal" officeooo:rsid="001a1637" officeooo:paragraph-rsid="03a0eab0" style:font-style-asian="normal" style:font-style-complex="normal"/>
    </style:style>
    <style:style style:name="P77" style:family="paragraph" style:parent-style-name="Standard">
      <style:text-properties fo:font-style="normal" officeooo:rsid="01457bde" officeooo:paragraph-rsid="01457bde" style:font-style-asian="normal" style:font-style-complex="normal"/>
    </style:style>
    <style:style style:name="P78" style:family="paragraph" style:parent-style-name="Standard">
      <style:text-properties fo:font-style="normal" officeooo:rsid="01491b38" officeooo:paragraph-rsid="01457bde" style:font-style-asian="normal" style:font-style-complex="normal"/>
    </style:style>
    <style:style style:name="P79" style:family="paragraph" style:parent-style-name="Standard">
      <style:text-properties fo:font-style="normal" officeooo:rsid="01491b38" officeooo:paragraph-rsid="014a39d5" style:font-style-asian="normal" style:font-style-complex="normal"/>
    </style:style>
    <style:style style:name="P80" style:family="paragraph" style:parent-style-name="Standard">
      <style:text-properties fo:font-style="normal" officeooo:rsid="014ec919" officeooo:paragraph-rsid="01526a37" style:font-style-asian="normal" style:font-style-complex="normal"/>
    </style:style>
    <style:style style:name="P81" style:family="paragraph" style:parent-style-name="Standard">
      <style:text-properties fo:font-style="normal" officeooo:rsid="0116633c" officeooo:paragraph-rsid="00d2a527" style:font-style-asian="normal" style:font-style-complex="normal"/>
    </style:style>
    <style:style style:name="P82" style:family="paragraph" style:parent-style-name="Standard">
      <style:text-properties fo:font-style="normal" officeooo:rsid="0116633c" officeooo:paragraph-rsid="016b8953" style:font-style-asian="normal" style:font-style-complex="normal"/>
    </style:style>
    <style:style style:name="P83" style:family="paragraph" style:parent-style-name="Standard">
      <style:text-properties fo:font-style="normal" officeooo:rsid="01b19ef9" officeooo:paragraph-rsid="016b8953" style:font-style-asian="normal" style:font-style-complex="normal"/>
    </style:style>
    <style:style style:name="P84" style:family="paragraph" style:parent-style-name="Standard">
      <style:text-properties fo:font-style="normal" officeooo:rsid="0239ffc1" officeooo:paragraph-rsid="023ebc7e" style:font-style-asian="normal" style:font-style-complex="normal"/>
    </style:style>
    <style:style style:name="P85" style:family="paragraph" style:parent-style-name="Standard">
      <style:text-properties fo:font-style="normal" officeooo:rsid="027e467c" officeooo:paragraph-rsid="031b52b4" style:font-style-asian="normal" style:font-style-complex="normal"/>
    </style:style>
    <style:style style:name="P86" style:family="paragraph" style:parent-style-name="Standard">
      <style:text-properties fo:font-style="normal" officeooo:rsid="033049ec" officeooo:paragraph-rsid="032266e9" style:font-style-asian="normal" style:font-style-complex="normal"/>
    </style:style>
    <style:style style:name="P87" style:family="paragraph" style:parent-style-name="Standard">
      <style:text-properties fo:font-style="normal" officeooo:rsid="035819b5" officeooo:paragraph-rsid="0371c066" style:font-style-asian="normal" style:font-style-complex="normal"/>
    </style:style>
    <style:style style:name="P88"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9"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90"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91"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92" style:family="paragraph" style:parent-style-name="Standard">
      <style:text-properties officeooo:rsid="004475b0" officeooo:paragraph-rsid="004475b0"/>
    </style:style>
    <style:style style:name="P93"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94"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5"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9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9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9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0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0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0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0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0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0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0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07"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08"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09" style:family="paragraph" style:parent-style-name="Standard">
      <style:text-properties fo:font-size="14pt" fo:font-style="italic" fo:font-weight="normal" officeooo:rsid="015da12b" officeooo:paragraph-rsid="027e467c" style:font-size-asian="14pt" style:font-style-asian="italic" style:font-weight-asian="normal" style:font-size-complex="14pt" style:font-style-complex="italic" style:font-weight-complex="normal"/>
    </style:style>
    <style:style style:name="P110"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11"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12"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13"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14"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15"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16" style:family="paragraph" style:parent-style-name="Standard">
      <style:text-properties fo:font-size="14pt" fo:font-style="italic" fo:font-weight="normal" officeooo:rsid="027e467c" officeooo:paragraph-rsid="027e467c" style:font-size-asian="14pt" style:font-style-asian="italic" style:font-weight-asian="normal" style:font-size-complex="14pt" style:font-style-complex="italic" style:font-weight-complex="normal"/>
    </style:style>
    <style:style style:name="P117"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18"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19"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20"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21"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22"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2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2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2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26" style:family="paragraph" style:parent-style-name="Standard">
      <style:text-properties fo:font-size="14pt" officeooo:rsid="001a1637" officeooo:paragraph-rsid="009c5420" style:font-size-asian="12.25pt" style:font-size-complex="14pt"/>
    </style:style>
    <style:style style:name="P127" style:family="paragraph" style:parent-style-name="Standard">
      <style:text-properties fo:font-size="14pt" officeooo:rsid="01de4db3" officeooo:paragraph-rsid="01de4db3" style:font-size-asian="12.25pt" style:font-size-complex="14pt"/>
    </style:style>
    <style:style style:name="P128"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29"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30" style:family="paragraph" style:parent-style-name="Standard">
      <style:paragraph-properties fo:break-before="page"/>
      <style:text-properties officeooo:rsid="001a1637" officeooo:paragraph-rsid="001a1637"/>
    </style:style>
    <style:style style:name="P131" style:family="paragraph" style:parent-style-name="Standard">
      <style:paragraph-properties fo:break-before="page"/>
      <style:text-properties fo:font-size="20pt" officeooo:rsid="001a1637" officeooo:paragraph-rsid="01600273" style:font-size-asian="20pt" style:font-size-complex="20pt"/>
    </style:style>
    <style:style style:name="P13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3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35" style:family="paragraph" style:parent-style-name="Standard">
      <style:text-properties fo:font-style="normal" officeooo:rsid="0385163f" officeooo:paragraph-rsid="03901a9f" style:font-style-asian="normal" style:font-style-complex="normal"/>
    </style:style>
    <style:style style:name="P136" style:family="paragraph" style:parent-style-name="Standard">
      <style:text-properties fo:font-style="normal" officeooo:rsid="033728cd" officeooo:paragraph-rsid="03a0eab0" style:font-style-asian="normal" style:font-style-complex="normal"/>
    </style:style>
    <style:style style:name="P137" style:family="paragraph" style:parent-style-name="Standard">
      <style:text-properties officeooo:paragraph-rsid="024a8b63"/>
    </style:style>
    <style:style style:name="P138" style:family="paragraph" style:parent-style-name="Standard">
      <style:text-properties officeooo:paragraph-rsid="0079143e"/>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d2b6e8" style:font-style-asian="normal" style:font-style-complex="normal"/>
    </style:style>
    <style:style style:name="T99" style:family="text">
      <style:text-properties fo:font-style="normal" officeooo:rsid="01d38f8a" style:font-style-asian="normal" style:font-style-complex="normal"/>
    </style:style>
    <style:style style:name="T100" style:family="text">
      <style:text-properties fo:font-style="normal" officeooo:rsid="015a707f" style:font-style-asian="normal" style:font-style-complex="normal"/>
    </style:style>
    <style:style style:name="T101" style:family="text">
      <style:text-properties fo:font-style="normal" officeooo:rsid="02362297" style:font-style-asian="normal" style:font-style-complex="normal"/>
    </style:style>
    <style:style style:name="T102" style:family="text">
      <style:text-properties fo:font-style="normal" officeooo:rsid="0239ffc1" style:font-style-asian="normal" style:font-style-complex="normal"/>
    </style:style>
    <style:style style:name="T103" style:family="text">
      <style:text-properties fo:font-style="normal" officeooo:rsid="0241a1d1" style:font-style-asian="normal" style:font-style-complex="normal"/>
    </style:style>
    <style:style style:name="T104" style:family="text">
      <style:text-properties fo:font-style="normal" officeooo:rsid="02439008" style:font-style-asian="normal" style:font-style-complex="normal"/>
    </style:style>
    <style:style style:name="T105" style:family="text">
      <style:text-properties fo:font-style="normal" officeooo:rsid="024518b9" style:font-style-asian="normal" style:font-style-complex="normal"/>
    </style:style>
    <style:style style:name="T106" style:family="text">
      <style:text-properties fo:font-style="normal" officeooo:rsid="0245f41b" style:font-style-asian="normal" style:font-style-complex="normal"/>
    </style:style>
    <style:style style:name="T107" style:family="text">
      <style:text-properties fo:font-style="normal" officeooo:rsid="0246bd4f" style:font-style-asian="normal" style:font-style-complex="normal"/>
    </style:style>
    <style:style style:name="T108" style:family="text">
      <style:text-properties fo:font-style="normal" officeooo:rsid="0248b464" style:font-style-asian="normal" style:font-style-complex="normal"/>
    </style:style>
    <style:style style:name="T109" style:family="text">
      <style:text-properties fo:font-style="normal" officeooo:rsid="024a26f1" style:font-style-asian="normal" style:font-style-complex="normal"/>
    </style:style>
    <style:style style:name="T110" style:family="text">
      <style:text-properties fo:font-style="normal" officeooo:rsid="024ba80e" style:font-style-asian="normal" style:font-style-complex="normal"/>
    </style:style>
    <style:style style:name="T111" style:family="text">
      <style:text-properties fo:font-style="normal" officeooo:rsid="024dfb36" style:font-style-asian="normal" style:font-style-complex="normal"/>
    </style:style>
    <style:style style:name="T112" style:family="text">
      <style:text-properties fo:font-style="normal" officeooo:rsid="024fbcca" style:font-style-asian="normal" style:font-style-complex="normal"/>
    </style:style>
    <style:style style:name="T113" style:family="text">
      <style:text-properties fo:font-style="normal" officeooo:rsid="02517581" style:font-style-asian="normal" style:font-style-complex="normal"/>
    </style:style>
    <style:style style:name="T114" style:family="text">
      <style:text-properties fo:font-style="normal" officeooo:rsid="0252f32f" style:font-style-asian="normal" style:font-style-complex="normal"/>
    </style:style>
    <style:style style:name="T115" style:family="text">
      <style:text-properties fo:font-style="normal" officeooo:rsid="0254e30a" style:font-style-asian="normal" style:font-style-complex="normal"/>
    </style:style>
    <style:style style:name="T116" style:family="text">
      <style:text-properties fo:font-style="normal" officeooo:rsid="025fe23d" style:font-style-asian="normal" style:font-style-complex="normal"/>
    </style:style>
    <style:style style:name="T117" style:family="text">
      <style:text-properties fo:font-style="normal" officeooo:rsid="0261cd7a" style:font-style-asian="normal" style:font-style-complex="normal"/>
    </style:style>
    <style:style style:name="T118" style:family="text">
      <style:text-properties fo:font-style="normal" officeooo:rsid="02771663" style:font-style-asian="normal" style:font-style-complex="normal"/>
    </style:style>
    <style:style style:name="T119" style:family="text">
      <style:text-properties fo:font-style="normal" officeooo:rsid="027818b0" style:font-style-asian="normal" style:font-style-complex="normal"/>
    </style:style>
    <style:style style:name="T120" style:family="text">
      <style:text-properties fo:font-style="normal" officeooo:rsid="0278acc5" style:font-style-asian="normal" style:font-style-complex="normal"/>
    </style:style>
    <style:style style:name="T121" style:family="text">
      <style:text-properties fo:font-style="normal" officeooo:rsid="0279ad5e" style:font-style-asian="normal" style:font-style-complex="normal"/>
    </style:style>
    <style:style style:name="T122" style:family="text">
      <style:text-properties fo:font-style="normal" officeooo:rsid="027b7be3" style:font-style-asian="normal" style:font-style-complex="normal"/>
    </style:style>
    <style:style style:name="T123" style:family="text">
      <style:text-properties fo:font-style="normal" officeooo:rsid="027d3b2d" style:font-style-asian="normal" style:font-style-complex="normal"/>
    </style:style>
    <style:style style:name="T124" style:family="text">
      <style:text-properties fo:font-style="normal" officeooo:rsid="027e467c" style:font-style-asian="normal" style:font-style-complex="normal"/>
    </style:style>
    <style:style style:name="T125" style:family="text">
      <style:text-properties fo:font-style="normal" officeooo:rsid="027f7f6d" style:font-style-asian="normal" style:font-style-complex="normal"/>
    </style:style>
    <style:style style:name="T126" style:family="text">
      <style:text-properties fo:font-style="normal" officeooo:rsid="0281d738" style:font-style-asian="normal" style:font-style-complex="normal"/>
    </style:style>
    <style:style style:name="T127" style:family="text">
      <style:text-properties fo:font-style="normal" officeooo:rsid="0283d4f6" style:font-style-asian="normal" style:font-style-complex="normal"/>
    </style:style>
    <style:style style:name="T128" style:family="text">
      <style:text-properties fo:font-style="normal" officeooo:rsid="028503dd" style:font-style-asian="normal" style:font-style-complex="normal"/>
    </style:style>
    <style:style style:name="T129" style:family="text">
      <style:text-properties fo:font-style="normal" officeooo:rsid="0286be85" style:font-style-asian="normal" style:font-style-complex="normal"/>
    </style:style>
    <style:style style:name="T130" style:family="text">
      <style:text-properties fo:font-style="normal" officeooo:rsid="028e9baf" style:font-style-asian="normal" style:font-style-complex="normal"/>
    </style:style>
    <style:style style:name="T131" style:family="text">
      <style:text-properties fo:font-style="normal" officeooo:rsid="0292bfd0" style:font-style-asian="normal" style:font-style-complex="normal"/>
    </style:style>
    <style:style style:name="T132" style:family="text">
      <style:text-properties fo:font-style="normal" officeooo:rsid="0295fe67" style:font-style-asian="normal" style:font-style-complex="normal"/>
    </style:style>
    <style:style style:name="T133" style:family="text">
      <style:text-properties fo:font-style="normal" officeooo:rsid="0297dd5f" style:font-style-asian="normal" style:font-style-complex="normal"/>
    </style:style>
    <style:style style:name="T134" style:family="text">
      <style:text-properties fo:font-style="normal" officeooo:rsid="0299eca9" style:font-style-asian="normal" style:font-style-complex="normal"/>
    </style:style>
    <style:style style:name="T135" style:family="text">
      <style:text-properties fo:font-style="normal" officeooo:rsid="029d5a63" style:font-style-asian="normal" style:font-style-complex="normal"/>
    </style:style>
    <style:style style:name="T136" style:family="text">
      <style:text-properties fo:font-style="normal" officeooo:rsid="02ae27db" style:font-style-asian="normal" style:font-style-complex="normal"/>
    </style:style>
    <style:style style:name="T137" style:family="text">
      <style:text-properties fo:font-style="normal" officeooo:rsid="02af0fb1" style:font-style-asian="normal" style:font-style-complex="normal"/>
    </style:style>
    <style:style style:name="T138" style:family="text">
      <style:text-properties fo:font-style="normal" officeooo:rsid="02b20606" style:font-style-asian="normal" style:font-style-complex="normal"/>
    </style:style>
    <style:style style:name="T139" style:family="text">
      <style:text-properties fo:font-style="normal" officeooo:rsid="02b32b11" style:font-style-asian="normal" style:font-style-complex="normal"/>
    </style:style>
    <style:style style:name="T140" style:family="text">
      <style:text-properties fo:font-style="normal" officeooo:rsid="02b5630b" style:font-style-asian="normal" style:font-style-complex="normal"/>
    </style:style>
    <style:style style:name="T141" style:family="text">
      <style:text-properties fo:font-style="normal" officeooo:rsid="02bbbaad" style:font-style-asian="normal" style:font-style-complex="normal"/>
    </style:style>
    <style:style style:name="T142" style:family="text">
      <style:text-properties fo:font-style="normal" officeooo:rsid="02bdf42d" style:font-style-asian="normal" style:font-style-complex="normal"/>
    </style:style>
    <style:style style:name="T143" style:family="text">
      <style:text-properties fo:font-style="normal" officeooo:rsid="02be0e16" style:font-style-asian="normal" style:font-style-complex="normal"/>
    </style:style>
    <style:style style:name="T144" style:family="text">
      <style:text-properties fo:font-style="normal" officeooo:rsid="02c0168d" style:font-style-asian="normal" style:font-style-complex="normal"/>
    </style:style>
    <style:style style:name="T145" style:family="text">
      <style:text-properties fo:font-style="normal" officeooo:rsid="02c057ec" style:font-style-asian="normal" style:font-style-complex="normal"/>
    </style:style>
    <style:style style:name="T146" style:family="text">
      <style:text-properties fo:font-style="normal" officeooo:rsid="02c1d928" style:font-style-asian="normal" style:font-style-complex="normal"/>
    </style:style>
    <style:style style:name="T147" style:family="text">
      <style:text-properties fo:font-style="normal" officeooo:rsid="02c7d278" style:font-style-asian="normal" style:font-style-complex="normal"/>
    </style:style>
    <style:style style:name="T148" style:family="text">
      <style:text-properties fo:font-style="normal" officeooo:rsid="02c8d8fd" style:font-style-asian="normal" style:font-style-complex="normal"/>
    </style:style>
    <style:style style:name="T149" style:family="text">
      <style:text-properties fo:font-style="normal" officeooo:rsid="02c9e37b" style:font-style-asian="normal" style:font-style-complex="normal"/>
    </style:style>
    <style:style style:name="T150" style:family="text">
      <style:text-properties fo:font-style="normal" officeooo:rsid="02caa4bc" style:font-style-asian="normal" style:font-style-complex="normal"/>
    </style:style>
    <style:style style:name="T151" style:family="text">
      <style:text-properties fo:font-style="normal" officeooo:rsid="02cc9b28" style:font-style-asian="normal" style:font-style-complex="normal"/>
    </style:style>
    <style:style style:name="T152" style:family="text">
      <style:text-properties fo:font-style="normal" officeooo:rsid="02cf0473" style:font-style-asian="normal" style:font-style-complex="normal"/>
    </style:style>
    <style:style style:name="T153" style:family="text">
      <style:text-properties fo:font-style="normal" officeooo:rsid="02d3b72b" style:font-style-asian="normal" style:font-style-complex="normal"/>
    </style:style>
    <style:style style:name="T154" style:family="text">
      <style:text-properties fo:font-style="normal" officeooo:rsid="02d4cbc1" style:font-style-asian="normal" style:font-style-complex="normal"/>
    </style:style>
    <style:style style:name="T155" style:family="text">
      <style:text-properties fo:font-style="normal" officeooo:rsid="02d7aaef" style:font-style-asian="normal" style:font-style-complex="normal"/>
    </style:style>
    <style:style style:name="T156" style:family="text">
      <style:text-properties fo:font-style="normal" officeooo:rsid="02d8f8c6" style:font-style-asian="normal" style:font-style-complex="normal"/>
    </style:style>
    <style:style style:name="T157" style:family="text">
      <style:text-properties fo:font-style="normal" officeooo:rsid="02dd2935" style:font-style-asian="normal" style:font-style-complex="normal"/>
    </style:style>
    <style:style style:name="T158" style:family="text">
      <style:text-properties fo:font-style="normal" officeooo:rsid="03a1a5e7" style:font-style-asian="normal" style:font-style-complex="normal"/>
    </style:style>
    <style:style style:name="T159" style:family="text">
      <style:text-properties fo:font-style="normal" officeooo:rsid="03a5329d" style:font-style-asian="normal" style:font-style-complex="normal"/>
    </style:style>
    <style:style style:name="T160" style:family="text">
      <style:text-properties fo:font-style="normal" officeooo:rsid="024a8b63" fo:background-color="#ffff00" loext:char-shading-value="0" style:font-style-asian="normal" style:font-style-complex="normal"/>
    </style:style>
    <style:style style:name="T161" style:family="text">
      <style:text-properties fo:font-style="normal" officeooo:rsid="0239ffc1" fo:background-color="#ffff00" loext:char-shading-value="0" style:font-style-asian="normal" style:font-style-complex="normal"/>
    </style:style>
    <style:style style:name="T162" style:family="text">
      <style:text-properties fo:font-style="normal" fo:font-weight="normal" officeooo:rsid="028503dd" style:font-style-asian="normal" style:font-weight-asian="normal" style:font-style-complex="normal" style:font-weight-complex="normal"/>
    </style:style>
    <style:style style:name="T163" style:family="text">
      <style:text-properties fo:font-style="normal" officeooo:rsid="0239ffc1" fo:background-color="transparent" loext:char-shading-value="0" style:font-style-asian="normal" style:font-style-complex="normal"/>
    </style:style>
    <style:style style:name="T164" style:family="text">
      <style:text-properties fo:font-style="normal" officeooo:rsid="0239ffc1" fo:background-color="transparent" loext:char-shading-value="0" style:font-style-asian="normal" style:font-style-complex="normal"/>
    </style:style>
    <style:style style:name="T165" style:family="text">
      <style:text-properties fo:font-style="normal" officeooo:rsid="024a8b63" fo:background-color="transparent" loext:char-shading-value="0" style:font-style-asian="normal" style:font-style-complex="normal"/>
    </style:style>
    <style:style style:name="T166" style:family="text">
      <style:text-properties fo:font-style="normal" officeooo:rsid="024a8b63" fo:background-color="transparent" loext:char-shading-value="0" style:font-style-asian="normal" style:font-style-complex="normal"/>
    </style:style>
    <style:style style:name="T167" style:family="text">
      <style:text-properties fo:font-style="normal" officeooo:rsid="03a1a5e7" fo:background-color="transparent" loext:char-shading-value="0" style:font-style-asian="normal" style:font-style-complex="normal"/>
    </style:style>
    <style:style style:name="T168" style:family="text">
      <style:text-properties fo:font-style="italic" style:font-style-asian="italic" style:font-style-complex="italic"/>
    </style:style>
    <style:style style:name="T169" style:family="text">
      <style:text-properties fo:font-style="italic" officeooo:rsid="009a0902" style:font-style-asian="italic" style:font-style-complex="italic"/>
    </style:style>
    <style:style style:name="T170" style:family="text">
      <style:text-properties fo:font-style="italic" officeooo:rsid="009d3e60" style:font-style-asian="italic" style:font-style-complex="italic"/>
    </style:style>
    <style:style style:name="T171" style:family="text">
      <style:text-properties fo:font-style="italic" officeooo:rsid="009e9be0" style:font-style-asian="italic" style:font-style-complex="italic"/>
    </style:style>
    <style:style style:name="T172" style:family="text">
      <style:text-properties fo:font-style="italic" officeooo:rsid="00a198a8" style:font-style-asian="italic" style:font-style-complex="italic"/>
    </style:style>
    <style:style style:name="T173" style:family="text">
      <style:text-properties fo:font-style="italic" officeooo:rsid="00a3182d" style:font-style-asian="italic" style:font-style-complex="italic"/>
    </style:style>
    <style:style style:name="T174" style:family="text">
      <style:text-properties fo:font-style="italic" officeooo:rsid="00a53bcd" style:font-style-asian="italic" style:font-style-complex="italic"/>
    </style:style>
    <style:style style:name="T175" style:family="text">
      <style:text-properties fo:font-style="italic" officeooo:rsid="00a6d291" style:font-style-asian="italic" style:font-style-complex="italic"/>
    </style:style>
    <style:style style:name="T176" style:family="text">
      <style:text-properties fo:font-style="italic" officeooo:rsid="00a9f2a1" style:font-style-asian="italic" style:font-style-complex="italic"/>
    </style:style>
    <style:style style:name="T177" style:family="text">
      <style:text-properties fo:font-style="italic" officeooo:rsid="00ad5821" style:font-style-asian="italic" style:font-style-complex="italic"/>
    </style:style>
    <style:style style:name="T178" style:family="text">
      <style:text-properties fo:font-style="italic" officeooo:rsid="00af1f68" style:font-style-asian="italic" style:font-style-complex="italic"/>
    </style:style>
    <style:style style:name="T179" style:family="text">
      <style:text-properties fo:font-style="italic" officeooo:rsid="00b0162a" style:font-style-asian="italic" style:font-style-complex="italic"/>
    </style:style>
    <style:style style:name="T180" style:family="text">
      <style:text-properties fo:font-style="italic" officeooo:rsid="00b07931" style:font-style-asian="italic" style:font-style-complex="italic"/>
    </style:style>
    <style:style style:name="T181" style:family="text">
      <style:text-properties fo:font-style="italic" officeooo:rsid="00b0bb15" style:font-style-asian="italic" style:font-style-complex="italic"/>
    </style:style>
    <style:style style:name="T182" style:family="text">
      <style:text-properties fo:font-style="italic" officeooo:rsid="00b250a8" style:font-style-asian="italic" style:font-style-complex="italic"/>
    </style:style>
    <style:style style:name="T183" style:family="text">
      <style:text-properties fo:font-style="italic" officeooo:rsid="00b2bd35" style:font-style-asian="italic" style:font-style-complex="italic"/>
    </style:style>
    <style:style style:name="T184" style:family="text">
      <style:text-properties fo:font-style="italic" officeooo:rsid="00b44d4a" style:font-style-asian="italic" style:font-style-complex="italic"/>
    </style:style>
    <style:style style:name="T185" style:family="text">
      <style:text-properties fo:font-style="italic" officeooo:rsid="00cb5f07" style:font-style-asian="italic" style:font-style-complex="italic"/>
    </style:style>
    <style:style style:name="T186" style:family="text">
      <style:text-properties fo:font-style="italic" officeooo:rsid="00d3b65e" style:font-style-asian="italic" style:font-style-complex="italic"/>
    </style:style>
    <style:style style:name="T187" style:family="text">
      <style:text-properties fo:font-style="italic" officeooo:rsid="00d8dd24" style:font-style-asian="italic" style:font-style-complex="italic"/>
    </style:style>
    <style:style style:name="T188" style:family="text">
      <style:text-properties fo:font-style="italic" officeooo:rsid="00fc8d6e" style:font-style-asian="italic" style:font-style-complex="italic"/>
    </style:style>
    <style:style style:name="T189" style:family="text">
      <style:text-properties fo:font-style="italic" officeooo:rsid="0100c18d" style:font-style-asian="italic" style:font-style-complex="italic"/>
    </style:style>
    <style:style style:name="T190" style:family="text">
      <style:text-properties fo:font-style="italic" officeooo:rsid="0100f55c" style:font-style-asian="italic" style:font-style-complex="italic"/>
    </style:style>
    <style:style style:name="T191" style:family="text">
      <style:text-properties fo:font-style="italic" officeooo:rsid="0104f64b" style:font-style-asian="italic" style:font-style-complex="italic"/>
    </style:style>
    <style:style style:name="T192" style:family="text">
      <style:text-properties fo:font-style="italic" officeooo:rsid="010e4e5d" style:font-style-asian="italic" style:font-style-complex="italic"/>
    </style:style>
    <style:style style:name="T193" style:family="text">
      <style:text-properties fo:font-style="italic" officeooo:rsid="0116f2f1" style:font-style-asian="italic" style:font-style-complex="italic"/>
    </style:style>
    <style:style style:name="T194" style:family="text">
      <style:text-properties fo:font-style="italic" officeooo:rsid="01276b54" style:font-style-asian="italic" style:font-style-complex="italic"/>
    </style:style>
    <style:style style:name="T195" style:family="text">
      <style:text-properties fo:font-style="italic" officeooo:rsid="01294dbf" style:font-style-asian="italic" style:font-style-complex="italic"/>
    </style:style>
    <style:style style:name="T196" style:family="text">
      <style:text-properties fo:font-style="italic" officeooo:rsid="012c6fd6" style:font-style-asian="italic" style:font-style-complex="italic"/>
    </style:style>
    <style:style style:name="T197" style:family="text">
      <style:text-properties fo:font-style="italic" officeooo:rsid="014324d7" style:font-style-asian="italic" style:font-style-complex="italic"/>
    </style:style>
    <style:style style:name="T198" style:family="text">
      <style:text-properties fo:font-style="italic" officeooo:rsid="01457bde" style:font-style-asian="italic" style:font-style-complex="italic"/>
    </style:style>
    <style:style style:name="T199" style:family="text">
      <style:text-properties fo:font-style="italic" officeooo:rsid="01491b38" style:font-style-asian="italic" style:font-style-complex="italic"/>
    </style:style>
    <style:style style:name="T200" style:family="text">
      <style:text-properties fo:font-style="italic" officeooo:rsid="014a39d5" style:font-style-asian="italic" style:font-style-complex="italic"/>
    </style:style>
    <style:style style:name="T201" style:family="text">
      <style:text-properties fo:font-style="italic" officeooo:rsid="014d97ee" style:font-style-asian="italic" style:font-style-complex="italic"/>
    </style:style>
    <style:style style:name="T202" style:family="text">
      <style:text-properties fo:font-style="italic" officeooo:rsid="014ec919" style:font-style-asian="italic" style:font-style-complex="italic"/>
    </style:style>
    <style:style style:name="T203" style:family="text">
      <style:text-properties fo:font-style="italic" officeooo:rsid="01526a37" style:font-style-asian="italic" style:font-style-complex="italic"/>
    </style:style>
    <style:style style:name="T204" style:family="text">
      <style:text-properties fo:font-style="italic" officeooo:rsid="0152859f" style:font-style-asian="italic" style:font-style-complex="italic"/>
    </style:style>
    <style:style style:name="T205" style:family="text">
      <style:text-properties fo:font-style="italic" officeooo:rsid="0155f822" style:font-style-asian="italic" style:font-style-complex="italic"/>
    </style:style>
    <style:style style:name="T206" style:family="text">
      <style:text-properties fo:font-style="italic" officeooo:rsid="0159b3b2" style:font-style-asian="italic" style:font-style-complex="italic"/>
    </style:style>
    <style:style style:name="T207" style:family="text">
      <style:text-properties fo:font-style="italic" officeooo:rsid="015a707f" style:font-style-asian="italic" style:font-style-complex="italic"/>
    </style:style>
    <style:style style:name="T208" style:family="text">
      <style:text-properties fo:font-style="italic" officeooo:rsid="015bd70d" style:font-style-asian="italic" style:font-style-complex="italic"/>
    </style:style>
    <style:style style:name="T209" style:family="text">
      <style:text-properties fo:font-style="italic" officeooo:rsid="018dd6c6" style:font-style-asian="italic" style:font-style-complex="italic"/>
    </style:style>
    <style:style style:name="T210" style:family="text">
      <style:text-properties fo:font-style="italic" officeooo:rsid="018f8b25" style:font-style-asian="italic" style:font-style-complex="italic"/>
    </style:style>
    <style:style style:name="T211" style:family="text">
      <style:text-properties fo:font-style="italic" officeooo:rsid="0190e6e6" style:font-style-asian="italic" style:font-style-complex="italic"/>
    </style:style>
    <style:style style:name="T212" style:family="text">
      <style:text-properties fo:font-style="italic" officeooo:rsid="0192a7ab" style:font-style-asian="italic" style:font-style-complex="italic"/>
    </style:style>
    <style:style style:name="T213" style:family="text">
      <style:text-properties fo:font-style="italic" officeooo:rsid="01946e17" style:font-style-asian="italic" style:font-style-complex="italic"/>
    </style:style>
    <style:style style:name="T214" style:family="text">
      <style:text-properties fo:font-style="italic" officeooo:rsid="0196ce72" style:font-style-asian="italic" style:font-style-complex="italic"/>
    </style:style>
    <style:style style:name="T215" style:family="text">
      <style:text-properties fo:font-style="italic" officeooo:rsid="0199f065" style:font-style-asian="italic" style:font-style-complex="italic"/>
    </style:style>
    <style:style style:name="T216" style:family="text">
      <style:text-properties fo:font-style="italic" officeooo:rsid="019c3f20" style:font-style-asian="italic" style:font-style-complex="italic"/>
    </style:style>
    <style:style style:name="T217" style:family="text">
      <style:text-properties fo:font-style="italic" officeooo:rsid="01a30129" style:font-style-asian="italic" style:font-style-complex="italic"/>
    </style:style>
    <style:style style:name="T218" style:family="text">
      <style:text-properties fo:font-style="italic" officeooo:rsid="01a38467" style:font-style-asian="italic" style:font-style-complex="italic"/>
    </style:style>
    <style:style style:name="T219" style:family="text">
      <style:text-properties fo:font-style="italic" officeooo:rsid="01a5821d" style:font-style-asian="italic" style:font-style-complex="italic"/>
    </style:style>
    <style:style style:name="T220" style:family="text">
      <style:text-properties fo:font-style="italic" officeooo:rsid="01a62467" style:font-style-asian="italic" style:font-style-complex="italic"/>
    </style:style>
    <style:style style:name="T221" style:family="text">
      <style:text-properties fo:font-style="italic" officeooo:rsid="01a767a9" style:font-style-asian="italic" style:font-style-complex="italic"/>
    </style:style>
    <style:style style:name="T222" style:family="text">
      <style:text-properties fo:font-style="italic" officeooo:rsid="01ab1bb8" style:font-style-asian="italic" style:font-style-complex="italic"/>
    </style:style>
    <style:style style:name="T223" style:family="text">
      <style:text-properties fo:font-style="italic" officeooo:rsid="01abcf34" style:font-style-asian="italic" style:font-style-complex="italic"/>
    </style:style>
    <style:style style:name="T224" style:family="text">
      <style:text-properties fo:font-style="italic" officeooo:rsid="01b07d2e" style:font-style-asian="italic" style:font-style-complex="italic"/>
    </style:style>
    <style:style style:name="T225" style:family="text">
      <style:text-properties fo:font-style="italic" officeooo:rsid="01b19ef9" style:font-style-asian="italic" style:font-style-complex="italic"/>
    </style:style>
    <style:style style:name="T226" style:family="text">
      <style:text-properties fo:font-style="italic" officeooo:rsid="01b5f83a" style:font-style-asian="italic" style:font-style-complex="italic"/>
    </style:style>
    <style:style style:name="T227" style:family="text">
      <style:text-properties fo:font-style="italic" officeooo:rsid="01b936a0" style:font-style-asian="italic" style:font-style-complex="italic"/>
    </style:style>
    <style:style style:name="T228" style:family="text">
      <style:text-properties fo:font-style="italic" officeooo:rsid="01baf82b" style:font-style-asian="italic" style:font-style-complex="italic"/>
    </style:style>
    <style:style style:name="T229" style:family="text">
      <style:text-properties fo:font-style="italic" officeooo:rsid="01bc53b0" style:font-style-asian="italic" style:font-style-complex="italic"/>
    </style:style>
    <style:style style:name="T230" style:family="text">
      <style:text-properties fo:font-style="italic" officeooo:rsid="01c643f7" style:font-style-asian="italic" style:font-style-complex="italic"/>
    </style:style>
    <style:style style:name="T231" style:family="text">
      <style:text-properties fo:font-style="italic" officeooo:rsid="01c8496f" style:font-style-asian="italic" style:font-style-complex="italic"/>
    </style:style>
    <style:style style:name="T232" style:family="text">
      <style:text-properties fo:font-style="italic" officeooo:rsid="01c9af8a" style:font-style-asian="italic" style:font-style-complex="italic"/>
    </style:style>
    <style:style style:name="T233" style:family="text">
      <style:text-properties fo:font-style="italic" officeooo:rsid="01cb80f9" style:font-style-asian="italic" style:font-style-complex="italic"/>
    </style:style>
    <style:style style:name="T234" style:family="text">
      <style:text-properties fo:font-style="italic" officeooo:rsid="01cc6304" style:font-style-asian="italic" style:font-style-complex="italic"/>
    </style:style>
    <style:style style:name="T235" style:family="text">
      <style:text-properties fo:font-style="italic" officeooo:rsid="01d0d9d6" style:font-style-asian="italic" style:font-style-complex="italic"/>
    </style:style>
    <style:style style:name="T236" style:family="text">
      <style:text-properties fo:font-style="italic" officeooo:rsid="01d1a987" style:font-style-asian="italic" style:font-style-complex="italic"/>
    </style:style>
    <style:style style:name="T237" style:family="text">
      <style:text-properties fo:font-style="italic" officeooo:rsid="01d2b6e8" style:font-style-asian="italic" style:font-style-complex="italic"/>
    </style:style>
    <style:style style:name="T238" style:family="text">
      <style:text-properties fo:font-style="italic" officeooo:rsid="01e6a859" style:font-style-asian="italic" style:font-style-complex="italic"/>
    </style:style>
    <style:style style:name="T239" style:family="text">
      <style:text-properties fo:font-style="italic" officeooo:rsid="01f4725c" style:font-style-asian="italic" style:font-style-complex="italic"/>
    </style:style>
    <style:style style:name="T240" style:family="text">
      <style:text-properties fo:font-style="italic" officeooo:rsid="01f68661" style:font-style-asian="italic" style:font-style-complex="italic"/>
    </style:style>
    <style:style style:name="T241" style:family="text">
      <style:text-properties fo:font-style="italic" officeooo:rsid="01f72680" style:font-style-asian="italic" style:font-style-complex="italic"/>
    </style:style>
    <style:style style:name="T242" style:family="text">
      <style:text-properties fo:font-style="italic" officeooo:rsid="01f8eee1" style:font-style-asian="italic" style:font-style-complex="italic"/>
    </style:style>
    <style:style style:name="T243" style:family="text">
      <style:text-properties fo:font-style="italic" officeooo:rsid="01f97c92" style:font-style-asian="italic" style:font-style-complex="italic"/>
    </style:style>
    <style:style style:name="T244" style:family="text">
      <style:text-properties fo:font-style="italic" officeooo:rsid="01fd52db" style:font-style-asian="italic" style:font-style-complex="italic"/>
    </style:style>
    <style:style style:name="T245" style:family="text">
      <style:text-properties fo:font-style="italic" officeooo:rsid="0200c130" style:font-style-asian="italic" style:font-style-complex="italic"/>
    </style:style>
    <style:style style:name="T246" style:family="text">
      <style:text-properties fo:font-style="italic" officeooo:rsid="02096751" style:font-style-asian="italic" style:font-style-complex="italic"/>
    </style:style>
    <style:style style:name="T247" style:family="text">
      <style:text-properties fo:font-style="italic" officeooo:rsid="02135b8b" style:font-style-asian="italic" style:font-style-complex="italic"/>
    </style:style>
    <style:style style:name="T248" style:family="text">
      <style:text-properties fo:font-style="italic" officeooo:rsid="02221c55" style:font-style-asian="italic" style:font-style-complex="italic"/>
    </style:style>
    <style:style style:name="T249" style:family="text">
      <style:text-properties fo:font-style="italic" officeooo:rsid="0223b380" style:font-style-asian="italic" style:font-style-complex="italic"/>
    </style:style>
    <style:style style:name="T250" style:family="text">
      <style:text-properties fo:font-style="italic" officeooo:rsid="022578c8" style:font-style-asian="italic" style:font-style-complex="italic"/>
    </style:style>
    <style:style style:name="T251" style:family="text">
      <style:text-properties fo:font-style="italic" officeooo:rsid="02288b02" style:font-style-asian="italic" style:font-style-complex="italic"/>
    </style:style>
    <style:style style:name="T252" style:family="text">
      <style:text-properties fo:font-style="italic" officeooo:rsid="022ced96" style:font-style-asian="italic" style:font-style-complex="italic"/>
    </style:style>
    <style:style style:name="T253" style:family="text">
      <style:text-properties fo:font-style="italic" officeooo:rsid="022e6685" style:font-style-asian="italic" style:font-style-complex="italic"/>
    </style:style>
    <style:style style:name="T254" style:family="text">
      <style:text-properties fo:font-style="italic" officeooo:rsid="02362297" style:font-style-asian="italic" style:font-style-complex="italic"/>
    </style:style>
    <style:style style:name="T255" style:family="text">
      <style:text-properties fo:font-style="italic" officeooo:rsid="0239ffc1" style:font-style-asian="italic" style:font-style-complex="italic"/>
    </style:style>
    <style:style style:name="T256" style:family="text">
      <style:text-properties fo:font-style="italic" officeooo:rsid="02439008" style:font-style-asian="italic" style:font-style-complex="italic"/>
    </style:style>
    <style:style style:name="T257" style:family="text">
      <style:text-properties fo:font-style="italic" officeooo:rsid="025e50f8" style:font-style-asian="italic" style:font-style-complex="italic"/>
    </style:style>
    <style:style style:name="T258" style:family="text">
      <style:text-properties fo:font-style="italic" officeooo:rsid="025fe23d" style:font-style-asian="italic" style:font-style-complex="italic"/>
    </style:style>
    <style:style style:name="T259" style:family="text">
      <style:text-properties fo:font-style="italic" officeooo:rsid="026291dd" style:font-style-asian="italic" style:font-style-complex="italic"/>
    </style:style>
    <style:style style:name="T260" style:family="text">
      <style:text-properties fo:font-style="italic" officeooo:rsid="02648d3b" style:font-style-asian="italic" style:font-style-complex="italic"/>
    </style:style>
    <style:style style:name="T261" style:family="text">
      <style:text-properties fo:font-style="italic" officeooo:rsid="0265bb5e" style:font-style-asian="italic" style:font-style-complex="italic"/>
    </style:style>
    <style:style style:name="T262" style:family="text">
      <style:text-properties fo:font-style="italic" officeooo:rsid="0269297d" style:font-style-asian="italic" style:font-style-complex="italic"/>
    </style:style>
    <style:style style:name="T263" style:family="text">
      <style:text-properties fo:font-style="italic" officeooo:rsid="02771663" style:font-style-asian="italic" style:font-style-complex="italic"/>
    </style:style>
    <style:style style:name="T264" style:family="text">
      <style:text-properties fo:font-style="italic" officeooo:rsid="0279ad5e" style:font-style-asian="italic" style:font-style-complex="italic"/>
    </style:style>
    <style:style style:name="T265" style:family="text">
      <style:text-properties fo:font-style="italic" officeooo:rsid="027e467c" style:font-style-asian="italic" style:font-style-complex="italic"/>
    </style:style>
    <style:style style:name="T266" style:family="text">
      <style:text-properties fo:font-style="italic" officeooo:rsid="028102bb" style:font-style-asian="italic" style:font-style-complex="italic"/>
    </style:style>
    <style:style style:name="T267" style:family="text">
      <style:text-properties fo:font-style="italic" officeooo:rsid="0281d738" style:font-style-asian="italic" style:font-style-complex="italic"/>
    </style:style>
    <style:style style:name="T268" style:family="text">
      <style:text-properties fo:font-style="italic" officeooo:rsid="028503dd" style:font-style-asian="italic" style:font-style-complex="italic"/>
    </style:style>
    <style:style style:name="T269" style:family="text">
      <style:text-properties fo:font-style="italic" officeooo:rsid="029bca05" style:font-style-asian="italic" style:font-style-complex="italic"/>
    </style:style>
    <style:style style:name="T270" style:family="text">
      <style:text-properties fo:font-style="italic" officeooo:rsid="029f899e" style:font-style-asian="italic" style:font-style-complex="italic"/>
    </style:style>
    <style:style style:name="T271" style:family="text">
      <style:text-properties fo:font-style="italic" officeooo:rsid="02a15033" style:font-style-asian="italic" style:font-style-complex="italic"/>
    </style:style>
    <style:style style:name="T272" style:family="text">
      <style:text-properties fo:font-style="italic" officeooo:rsid="02a26238" style:font-style-asian="italic" style:font-style-complex="italic"/>
    </style:style>
    <style:style style:name="T273" style:family="text">
      <style:text-properties fo:font-style="italic" officeooo:rsid="02a40a00" style:font-style-asian="italic" style:font-style-complex="italic"/>
    </style:style>
    <style:style style:name="T274" style:family="text">
      <style:text-properties fo:font-style="italic" officeooo:rsid="02a52301" style:font-style-asian="italic" style:font-style-complex="italic"/>
    </style:style>
    <style:style style:name="T275" style:family="text">
      <style:text-properties fo:font-style="italic" officeooo:rsid="02a52952" style:font-style-asian="italic" style:font-style-complex="italic"/>
    </style:style>
    <style:style style:name="T276" style:family="text">
      <style:text-properties fo:font-style="italic" officeooo:rsid="02a620f9" style:font-style-asian="italic" style:font-style-complex="italic"/>
    </style:style>
    <style:style style:name="T277" style:family="text">
      <style:text-properties fo:font-style="italic" officeooo:rsid="02a6f1fa" style:font-style-asian="italic" style:font-style-complex="italic"/>
    </style:style>
    <style:style style:name="T278" style:family="text">
      <style:text-properties fo:font-style="italic" officeooo:rsid="02aa378f" style:font-style-asian="italic" style:font-style-complex="italic"/>
    </style:style>
    <style:style style:name="T279" style:family="text">
      <style:text-properties fo:font-style="italic" officeooo:rsid="02ae27db" style:font-style-asian="italic" style:font-style-complex="italic"/>
    </style:style>
    <style:style style:name="T280" style:family="text">
      <style:text-properties fo:font-style="italic" officeooo:rsid="02ae4ba3" style:font-style-asian="italic" style:font-style-complex="italic"/>
    </style:style>
    <style:style style:name="T281" style:family="text">
      <style:text-properties fo:font-style="italic" officeooo:rsid="02aeceda" style:font-style-asian="italic" style:font-style-complex="italic"/>
    </style:style>
    <style:style style:name="T282" style:family="text">
      <style:text-properties fo:font-style="italic" officeooo:rsid="02af0fb1" style:font-style-asian="italic" style:font-style-complex="italic"/>
    </style:style>
    <style:style style:name="T283" style:family="text">
      <style:text-properties fo:font-style="italic" officeooo:rsid="02baf64c" style:font-style-asian="italic" style:font-style-complex="italic"/>
    </style:style>
    <style:style style:name="T284" style:family="text">
      <style:text-properties fo:font-style="italic" officeooo:rsid="02bbbaad" style:font-style-asian="italic" style:font-style-complex="italic"/>
    </style:style>
    <style:style style:name="T285" style:family="text">
      <style:text-properties fo:font-style="italic" officeooo:rsid="02c057ec" style:font-style-asian="italic" style:font-style-complex="italic"/>
    </style:style>
    <style:style style:name="T286" style:family="text">
      <style:text-properties fo:font-style="italic" officeooo:rsid="02c1fb63" style:font-style-asian="italic" style:font-style-complex="italic"/>
    </style:style>
    <style:style style:name="T287" style:family="text">
      <style:text-properties fo:font-style="italic" officeooo:rsid="02c3a035" style:font-style-asian="italic" style:font-style-complex="italic"/>
    </style:style>
    <style:style style:name="T288" style:family="text">
      <style:text-properties fo:font-style="italic" officeooo:rsid="02c64014" style:font-style-asian="italic" style:font-style-complex="italic"/>
    </style:style>
    <style:style style:name="T289" style:family="text">
      <style:text-properties fo:font-style="italic" officeooo:rsid="02c7d278" style:font-style-asian="italic" style:font-style-complex="italic"/>
    </style:style>
    <style:style style:name="T290" style:family="text">
      <style:text-properties fo:font-style="italic" officeooo:rsid="02c9e37b" style:font-style-asian="italic" style:font-style-complex="italic"/>
    </style:style>
    <style:style style:name="T291" style:family="text">
      <style:text-properties fo:font-style="italic" officeooo:rsid="02cc9b28" style:font-style-asian="italic" style:font-style-complex="italic"/>
    </style:style>
    <style:style style:name="T292" style:family="text">
      <style:text-properties fo:font-style="italic" officeooo:rsid="02de864f" style:font-style-asian="italic" style:font-style-complex="italic"/>
    </style:style>
    <style:style style:name="T293" style:family="text">
      <style:text-properties fo:font-style="italic" officeooo:rsid="02e329bb" style:font-style-asian="italic" style:font-style-complex="italic"/>
    </style:style>
    <style:style style:name="T294" style:family="text">
      <style:text-properties fo:font-style="italic" officeooo:rsid="02e37eac" style:font-style-asian="italic" style:font-style-complex="italic"/>
    </style:style>
    <style:style style:name="T295" style:family="text">
      <style:text-properties fo:font-style="italic" officeooo:rsid="02e3c5fe" style:font-style-asian="italic" style:font-style-complex="italic"/>
    </style:style>
    <style:style style:name="T296" style:family="text">
      <style:text-properties fo:font-style="italic" officeooo:rsid="02e582fc" style:font-style-asian="italic" style:font-style-complex="italic"/>
    </style:style>
    <style:style style:name="T297" style:family="text">
      <style:text-properties fo:font-style="italic" officeooo:rsid="02e823c3" style:font-style-asian="italic" style:font-style-complex="italic"/>
    </style:style>
    <style:style style:name="T298" style:family="text">
      <style:text-properties fo:font-style="italic" officeooo:rsid="02f38870" style:font-style-asian="italic" style:font-style-complex="italic"/>
    </style:style>
    <style:style style:name="T299" style:family="text">
      <style:text-properties fo:font-style="italic" officeooo:rsid="02f8039f" style:font-style-asian="italic" style:font-style-complex="italic"/>
    </style:style>
    <style:style style:name="T300" style:family="text">
      <style:text-properties fo:font-style="italic" officeooo:rsid="0303f948" style:font-style-asian="italic" style:font-style-complex="italic"/>
    </style:style>
    <style:style style:name="T301" style:family="text">
      <style:text-properties fo:font-style="italic" officeooo:rsid="03084e2b" style:font-style-asian="italic" style:font-style-complex="italic"/>
    </style:style>
    <style:style style:name="T302" style:family="text">
      <style:text-properties fo:font-style="italic" officeooo:rsid="03087868" style:font-style-asian="italic" style:font-style-complex="italic"/>
    </style:style>
    <style:style style:name="T303" style:family="text">
      <style:text-properties fo:font-style="italic" officeooo:rsid="03133987" style:font-style-asian="italic" style:font-style-complex="italic"/>
    </style:style>
    <style:style style:name="T304" style:family="text">
      <style:text-properties fo:font-style="italic" officeooo:rsid="0315b240" style:font-style-asian="italic" style:font-style-complex="italic"/>
    </style:style>
    <style:style style:name="T305" style:family="text">
      <style:text-properties fo:font-style="italic" officeooo:rsid="0316ca05" style:font-style-asian="italic" style:font-style-complex="italic"/>
    </style:style>
    <style:style style:name="T306" style:family="text">
      <style:text-properties fo:font-style="italic" officeooo:rsid="0324441b" style:font-style-asian="italic" style:font-style-complex="italic"/>
    </style:style>
    <style:style style:name="T307" style:family="text">
      <style:text-properties fo:font-style="italic" officeooo:rsid="0326d770" style:font-style-asian="italic" style:font-style-complex="italic"/>
    </style:style>
    <style:style style:name="T308" style:family="text">
      <style:text-properties fo:font-style="italic" officeooo:rsid="0329391f" style:font-style-asian="italic" style:font-style-complex="italic"/>
    </style:style>
    <style:style style:name="T309" style:family="text">
      <style:text-properties fo:font-style="italic" officeooo:rsid="033049ec" style:font-style-asian="italic" style:font-style-complex="italic"/>
    </style:style>
    <style:style style:name="T310" style:family="text">
      <style:text-properties fo:font-style="italic" officeooo:rsid="033728cd" style:font-style-asian="italic" style:font-style-complex="italic"/>
    </style:style>
    <style:style style:name="T311" style:family="text">
      <style:text-properties fo:font-style="italic" officeooo:rsid="033bcb05" style:font-style-asian="italic" style:font-style-complex="italic"/>
    </style:style>
    <style:style style:name="T312" style:family="text">
      <style:text-properties fo:font-style="italic" officeooo:rsid="033d776d" style:font-style-asian="italic" style:font-style-complex="italic"/>
    </style:style>
    <style:style style:name="T313" style:family="text">
      <style:text-properties fo:font-style="italic" officeooo:rsid="034dd9ca" style:font-style-asian="italic" style:font-style-complex="italic"/>
    </style:style>
    <style:style style:name="T314" style:family="text">
      <style:text-properties fo:font-style="italic" officeooo:rsid="034e9be0" style:font-style-asian="italic" style:font-style-complex="italic"/>
    </style:style>
    <style:style style:name="T315" style:family="text">
      <style:text-properties fo:font-style="italic" officeooo:rsid="035819b5" style:font-style-asian="italic" style:font-style-complex="italic"/>
    </style:style>
    <style:style style:name="T316" style:family="text">
      <style:text-properties fo:font-style="italic" officeooo:rsid="03674346" style:font-style-asian="italic" style:font-style-complex="italic"/>
    </style:style>
    <style:style style:name="T317" style:family="text">
      <style:text-properties fo:font-style="italic" officeooo:rsid="036d4b1c" style:font-style-asian="italic" style:font-style-complex="italic"/>
    </style:style>
    <style:style style:name="T318" style:family="text">
      <style:text-properties fo:font-style="italic" officeooo:rsid="0370c7bf" style:font-style-asian="italic" style:font-style-complex="italic"/>
    </style:style>
    <style:style style:name="T319" style:family="text">
      <style:text-properties fo:font-style="italic" officeooo:rsid="037160f4" style:font-style-asian="italic" style:font-style-complex="italic"/>
    </style:style>
    <style:style style:name="T320" style:family="text">
      <style:text-properties fo:font-style="italic" officeooo:rsid="037588cb" style:font-style-asian="italic" style:font-style-complex="italic"/>
    </style:style>
    <style:style style:name="T321" style:family="text">
      <style:text-properties fo:font-style="italic" officeooo:rsid="037c33b9" style:font-style-asian="italic" style:font-style-complex="italic"/>
    </style:style>
    <style:style style:name="T322" style:family="text">
      <style:text-properties fo:font-style="italic" officeooo:rsid="037e177b" style:font-style-asian="italic" style:font-style-complex="italic"/>
    </style:style>
    <style:style style:name="T323" style:family="text">
      <style:text-properties fo:font-style="italic" officeooo:rsid="037f6ae6" style:font-style-asian="italic" style:font-style-complex="italic"/>
    </style:style>
    <style:style style:name="T324" style:family="text">
      <style:text-properties fo:font-style="italic" officeooo:rsid="037ffeb2" style:font-style-asian="italic" style:font-style-complex="italic"/>
    </style:style>
    <style:style style:name="T325" style:family="text">
      <style:text-properties fo:font-style="italic" officeooo:rsid="03815520" style:font-style-asian="italic" style:font-style-complex="italic"/>
    </style:style>
    <style:style style:name="T326" style:family="text">
      <style:text-properties fo:font-style="italic" officeooo:rsid="0384b1d8" style:font-style-asian="italic" style:font-style-complex="italic"/>
    </style:style>
    <style:style style:name="T327" style:family="text">
      <style:text-properties fo:font-style="italic" officeooo:rsid="0385163f" style:font-style-asian="italic" style:font-style-complex="italic"/>
    </style:style>
    <style:style style:name="T328" style:family="text">
      <style:text-properties fo:font-style="italic" fo:font-weight="bold" officeooo:rsid="01f8eee1" style:font-style-asian="italic" style:font-weight-asian="bold" style:font-style-complex="italic" style:font-weight-complex="bold"/>
    </style:style>
    <style:style style:name="T329" style:family="text">
      <style:text-properties fo:font-style="italic" fo:font-weight="bold" officeooo:rsid="02a6f1fa" style:font-style-asian="italic" style:font-weight-asian="bold" style:font-style-complex="italic" style:font-weight-complex="bold"/>
    </style:style>
    <style:style style:name="T330" style:family="text">
      <style:text-properties fo:font-style="italic" fo:font-weight="bold" officeooo:rsid="036d4b1c" style:font-style-asian="italic" style:font-weight-asian="bold" style:font-style-complex="italic" style:font-weight-complex="bold"/>
    </style:style>
    <style:style style:name="T331" style:family="text">
      <style:text-properties fo:font-style="italic" fo:font-weight="normal" officeooo:rsid="02a6f1fa" style:font-style-asian="italic" style:font-weight-asian="normal" style:font-style-complex="italic" style:font-weight-complex="normal"/>
    </style:style>
    <style:style style:name="T332" style:family="text">
      <style:text-properties officeooo:rsid="005c16f6"/>
    </style:style>
    <style:style style:name="T333" style:family="text">
      <style:text-properties officeooo:rsid="00600d27"/>
    </style:style>
    <style:style style:name="T334" style:family="text">
      <style:text-properties style:text-underline-style="solid" style:text-underline-width="auto" style:text-underline-color="font-color" fo:font-weight="bold" style:font-weight-asian="bold" style:font-weight-complex="bold"/>
    </style:style>
    <style:style style:name="T335" style:family="text">
      <style:text-properties style:text-underline-style="solid" style:text-underline-width="auto" style:text-underline-color="font-color" fo:font-weight="bold" officeooo:rsid="001f0ea3" style:font-weight-asian="bold" style:font-weight-complex="bold"/>
    </style:style>
    <style:style style:name="T336" style:family="text">
      <style:text-properties officeooo:rsid="006f46a3"/>
    </style:style>
    <style:style style:name="T337" style:family="text">
      <style:text-properties officeooo:rsid="007218f5"/>
    </style:style>
    <style:style style:name="T338" style:family="text">
      <style:text-properties officeooo:rsid="0081af51"/>
    </style:style>
    <style:style style:name="T339" style:family="text">
      <style:text-properties officeooo:rsid="00898c5f"/>
    </style:style>
    <style:style style:name="T340" style:family="text">
      <style:text-properties officeooo:rsid="008a0141"/>
    </style:style>
    <style:style style:name="T341" style:family="text">
      <style:text-properties officeooo:rsid="008bdbe0"/>
    </style:style>
    <style:style style:name="T342" style:family="text">
      <style:text-properties officeooo:rsid="00be57ee"/>
    </style:style>
    <style:style style:name="T343" style:family="text">
      <style:text-properties officeooo:rsid="00cef413"/>
    </style:style>
    <style:style style:name="T344" style:family="text">
      <style:text-properties officeooo:rsid="013b3bd4"/>
    </style:style>
    <style:style style:name="T345" style:family="text">
      <style:text-properties officeooo:rsid="013e9a4c"/>
    </style:style>
    <style:style style:name="T346" style:family="text">
      <style:text-properties officeooo:rsid="0152859f"/>
    </style:style>
    <style:style style:name="T347" style:family="text">
      <style:text-properties officeooo:rsid="0155f822"/>
    </style:style>
    <style:style style:name="T348" style:family="text">
      <style:text-properties officeooo:rsid="0159b3b2"/>
    </style:style>
    <style:style style:name="T349" style:family="text">
      <style:text-properties fo:font-weight="bold" style:font-weight-asian="bold" style:font-weight-complex="bold"/>
    </style:style>
    <style:style style:name="T350" style:family="text">
      <style:text-properties fo:font-weight="bold" officeooo:rsid="0163ff84" style:font-weight-asian="bold" style:font-weight-complex="bold"/>
    </style:style>
    <style:style style:name="T351" style:family="text">
      <style:text-properties style:font-name="Liberation Serif" fo:font-style="italic" fo:font-weight="bold" style:font-style-asian="italic" style:font-weight-asian="bold" style:font-style-complex="italic" style:font-weight-complex="bold"/>
    </style:style>
    <style:style style:name="T352" style:family="text">
      <style:text-properties officeooo:rsid="016c8fb6"/>
    </style:style>
    <style:style style:name="T353" style:family="text">
      <style:text-properties officeooo:rsid="016f5c91"/>
    </style:style>
    <style:style style:name="T354" style:family="text">
      <style:text-properties officeooo:rsid="016f72bb"/>
    </style:style>
    <style:style style:name="T355" style:family="text">
      <style:text-properties officeooo:rsid="01715fb8"/>
    </style:style>
    <style:style style:name="T356" style:family="text">
      <style:text-properties officeooo:rsid="01735626"/>
    </style:style>
    <style:style style:name="T357" style:family="text">
      <style:text-properties officeooo:rsid="0174adb1"/>
    </style:style>
    <style:style style:name="T358" style:family="text">
      <style:text-properties officeooo:rsid="01762b37"/>
    </style:style>
    <style:style style:name="T359" style:family="text">
      <style:text-properties officeooo:rsid="0178b523"/>
    </style:style>
    <style:style style:name="T360" style:family="text">
      <style:text-properties officeooo:rsid="017a4792"/>
    </style:style>
    <style:style style:name="T361" style:family="text">
      <style:text-properties officeooo:rsid="017bd806"/>
    </style:style>
    <style:style style:name="T362" style:family="text">
      <style:text-properties officeooo:rsid="017e60e3"/>
    </style:style>
    <style:style style:name="T363" style:family="text">
      <style:text-properties officeooo:rsid="0182adf1"/>
    </style:style>
    <style:style style:name="T364" style:family="text">
      <style:text-properties officeooo:rsid="01837a4e"/>
    </style:style>
    <style:style style:name="T365" style:family="text">
      <style:text-properties officeooo:rsid="0192a970"/>
    </style:style>
    <style:style style:name="T366" style:family="text">
      <style:text-properties officeooo:rsid="019c3f20"/>
    </style:style>
    <style:style style:name="T367" style:family="text">
      <style:text-properties officeooo:rsid="01ab5dd2"/>
    </style:style>
    <style:style style:name="T368" style:family="text">
      <style:text-properties officeooo:rsid="01abcf34"/>
    </style:style>
    <style:style style:name="T369" style:family="text">
      <style:text-properties officeooo:rsid="01bf997c"/>
    </style:style>
    <style:style style:name="T370" style:family="text">
      <style:text-properties officeooo:rsid="01c3f6fc"/>
    </style:style>
    <style:style style:name="T371" style:family="text">
      <style:text-properties officeooo:rsid="01c52b58"/>
    </style:style>
    <style:style style:name="T372" style:family="text">
      <style:text-properties officeooo:rsid="01c68cd4"/>
    </style:style>
    <style:style style:name="T373"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74"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75" style:family="text">
      <style:text-properties officeooo:rsid="01e4eb87"/>
    </style:style>
    <style:style style:name="T376" style:family="text">
      <style:text-properties officeooo:rsid="01ecfb37"/>
    </style:style>
    <style:style style:name="T377" style:family="text">
      <style:text-properties officeooo:rsid="01f158b4"/>
    </style:style>
    <style:style style:name="T378" style:family="text">
      <style:text-properties officeooo:rsid="01f72680"/>
    </style:style>
    <style:style style:name="T379" style:family="text">
      <style:text-properties officeooo:rsid="01f8eee1"/>
    </style:style>
    <style:style style:name="T380" style:family="text">
      <style:text-properties officeooo:rsid="0205d0fb"/>
    </style:style>
    <style:style style:name="T381" style:family="text">
      <style:text-properties officeooo:rsid="0205df7c"/>
    </style:style>
    <style:style style:name="T382" style:family="text">
      <style:text-properties officeooo:rsid="0206c9af"/>
    </style:style>
    <style:style style:name="T383" style:family="text">
      <style:text-properties officeooo:rsid="02096751"/>
    </style:style>
    <style:style style:name="T384" style:family="text">
      <style:text-properties officeooo:rsid="0215565f"/>
    </style:style>
    <style:style style:name="T385" style:family="text">
      <style:text-properties officeooo:rsid="0216e9ac"/>
    </style:style>
    <style:style style:name="T386" style:family="text">
      <style:text-properties officeooo:rsid="02179275"/>
    </style:style>
    <style:style style:name="T387" style:family="text">
      <style:text-properties officeooo:rsid="021d4a0a"/>
    </style:style>
    <style:style style:name="T388" style:family="text">
      <style:text-properties officeooo:rsid="021de231"/>
    </style:style>
    <style:style style:name="T389" style:family="text">
      <style:text-properties officeooo:rsid="022b20af"/>
    </style:style>
    <style:style style:name="T390" style:family="text">
      <style:text-properties officeooo:rsid="023356fd"/>
    </style:style>
    <style:style style:name="T391" style:family="text">
      <style:text-properties officeooo:rsid="02579dd0"/>
    </style:style>
    <style:style style:name="T392" style:family="text">
      <style:text-properties officeooo:rsid="02678416"/>
    </style:style>
    <style:style style:name="T393" style:family="text">
      <style:text-properties officeooo:rsid="0273ea81"/>
    </style:style>
    <style:style style:name="T394" style:family="text">
      <style:text-properties officeooo:rsid="027e467c"/>
    </style:style>
    <style:style style:name="T395" style:family="text">
      <style:text-properties officeooo:rsid="02e3a1a2"/>
    </style:style>
    <style:style style:name="T396" style:family="text">
      <style:text-properties officeooo:rsid="02e3c5fe"/>
    </style:style>
    <style:style style:name="T397" style:family="text">
      <style:text-properties officeooo:rsid="02e823c3"/>
    </style:style>
    <style:style style:name="T398" style:family="text">
      <style:text-properties officeooo:rsid="02efff2b"/>
    </style:style>
    <style:style style:name="T399" style:family="text">
      <style:text-properties officeooo:rsid="02f38870"/>
    </style:style>
    <style:style style:name="T400" style:family="text">
      <style:text-properties officeooo:rsid="02f8039f"/>
    </style:style>
    <style:style style:name="T401" style:family="text">
      <style:text-properties officeooo:rsid="02fe3556"/>
    </style:style>
    <style:style style:name="T402" style:family="text">
      <style:text-properties officeooo:rsid="03022537"/>
    </style:style>
    <style:style style:name="T403" style:family="text">
      <style:text-properties officeooo:rsid="0303f948"/>
    </style:style>
    <style:style style:name="T404" style:family="text">
      <style:text-properties officeooo:rsid="0309801d"/>
    </style:style>
    <style:style style:name="T405" style:family="text">
      <style:text-properties fo:background-color="#ffff00" loext:char-shading-value="0"/>
    </style:style>
    <style:style style:name="T406" style:family="text">
      <style:text-properties officeooo:rsid="0309801d" fo:background-color="#ffff00" loext:char-shading-value="0"/>
    </style:style>
    <style:style style:name="T407" style:family="text">
      <style:text-properties officeooo:rsid="030a339d"/>
    </style:style>
    <style:style style:name="T408" style:family="text">
      <style:text-properties officeooo:rsid="030e3272"/>
    </style:style>
    <style:style style:name="T409" style:family="text">
      <style:text-properties officeooo:rsid="031b52b4"/>
    </style:style>
    <style:style style:name="T410" style:family="text">
      <style:text-properties officeooo:rsid="0320c6b9"/>
    </style:style>
    <style:style style:name="T411" style:family="text">
      <style:text-properties officeooo:rsid="0324441b"/>
    </style:style>
    <style:style style:name="T412" style:family="text">
      <style:text-properties officeooo:rsid="0326d770"/>
    </style:style>
    <style:style style:name="T413" style:family="text">
      <style:text-properties officeooo:rsid="0329391f"/>
    </style:style>
    <style:style style:name="T414" style:family="text">
      <style:text-properties officeooo:rsid="033523c7"/>
    </style:style>
    <style:style style:name="T415" style:family="text">
      <style:text-properties officeooo:rsid="033728cd"/>
    </style:style>
    <style:style style:name="T416" style:family="text">
      <style:text-properties officeooo:rsid="0337c4cc"/>
    </style:style>
    <style:style style:name="T417" style:family="text">
      <style:text-properties officeooo:rsid="0339eb20"/>
    </style:style>
    <style:style style:name="T418" style:family="text">
      <style:text-properties officeooo:rsid="033d776d"/>
    </style:style>
    <style:style style:name="T419" style:family="text">
      <style:text-properties officeooo:rsid="034010b6"/>
    </style:style>
    <style:style style:name="T420" style:family="text">
      <style:text-properties officeooo:rsid="0344100b"/>
    </style:style>
    <style:style style:name="T421" style:family="text">
      <style:text-properties officeooo:rsid="034e9be0"/>
    </style:style>
    <style:style style:name="T422" style:family="text">
      <style:text-properties officeooo:rsid="0355c4bc"/>
    </style:style>
    <style:style style:name="T423" style:family="text">
      <style:text-properties officeooo:rsid="035819b5"/>
    </style:style>
    <style:style style:name="T424" style:family="text">
      <style:text-properties officeooo:rsid="0369a315"/>
    </style:style>
    <style:style style:name="T425" style:family="text">
      <style:text-properties officeooo:rsid="036d4b1c"/>
    </style:style>
    <style:style style:name="T426" style:family="text">
      <style:text-properties officeooo:rsid="037588cb"/>
    </style:style>
    <style:style style:name="T427" style:family="text">
      <style:text-properties officeooo:rsid="03815520"/>
    </style:style>
    <style:style style:name="T428" style:family="text">
      <style:text-properties officeooo:rsid="0385163f"/>
    </style:style>
    <style:style style:name="T429" style:family="text">
      <style:text-properties officeooo:rsid="03a1a5e7"/>
    </style:style>
    <style:style style:name="T430" style:family="text">
      <style:text-properties officeooo:rsid="001a1637"/>
    </style:style>
    <style:style style:name="T431" style:family="text">
      <style:text-properties officeooo:rsid="03a532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3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92"/>
      <text:p text:style-name="P132"><text:span text:style-name="T16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351">Mind of the Spiral, Vol. I</text:span></text:p>
      <text:p text:style-name="P88"><text:span text:style-name="T349">cr. </text:span><text:span text:style-name="T350">Vanargand</text:span><text:span text:style-name="T349"><text:line-break/>dt. Vanquished Era</text:span></text:p>
      <text:p text:style-name="P89"/>
      <text:p text:style-name="P131"><text:span text:style-name="T334">The Path of </text:span><text:span text:style-name="T335">the </text:span><text:span text:style-name="T334">Diploma</text:span><text:span text:style-name="T335">t</text:span></text:p>
      <text:p text:style-name="P1"/>
      <text:p text:style-name="P1"/>
      <text:p text:style-name="P93">A Beginning</text:p>
      <text:p text:style-name="P96"/>
      <text:p text:style-name="P96"/>
      <text:p text:style-name="P104">_____________________</text:p>
      <text:p text:style-name="P96">The Awakening Chamber</text:p>
      <text:p text:style-name="P96"/>
      <text:p text:style-name="P96"/>
      <text:p text:style-name="P62"><text:tab/>Eidos opens her eyes.<text:line-break/><text:tab/><text:tab/>Light floods in, burning her vision white hot.</text:p>
      <text:p text:style-name="P62"><text:tab/><text:tab/><text:tab/>Agony crushes perception, forcing teary lids shut anew.<text:line-break/><text:tab/><text:tab/><text:tab/><text:tab/>Defiant, she pries them open, sheer will her only lever.</text:p>
      <text:p text:style-name="P63"><text:tab/></text:p>
      <text:p text:style-name="P63"><text:tab/>Soft, amber light soon bleeds in through trembling slits.</text:p>
      <text:p text:style-name="P61"><text:span text:style-name="T29"><text:tab/><text:tab/>Wider, wider, ever-widening, her efforts </text:span><text:span text:style-name="T30">begin to </text:span><text:span text:style-name="T29">bear fruit.</text:span></text:p>
      <text:p text:style-name="P6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344">Eternity seems to pass in an instant</text:span>.</text:p>
      <text:p text:style-name="P138"><text:span text:style-name="T430"><text:tab/><text:tab/><text:tab/><text:tab/><text:tab/><text:tab/>Yet it brings nothing but stillness.</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332">anything</text:span> really… anything but the obvious solitude confronting her.</text:p>
      <text:p text:style-name="P1"><text:soft-page-break/><text:tab/>Eidos stands at the center of an octagonal room. <text:span text:style-name="T333">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336">trapping her in an</text:span> eternal instant of gloom and despair.</text:p>
      <text:p text:style-name="P13"><text:tab/><text:span text:style-name="T337">Yet c</text:span>old feet <text:span text:style-name="T337">soon break the spell, </text:span>draw<text:span text:style-name="T337">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338">Rising from her squat, her eyes catch an anomaly, and immediately gravitate towards it. It came from the chest-high glass, the disturbing one. But now, t</text:span>he twinkle of reflecting light off the dark glass <text:span text:style-name="T339">seems benign, inviting even.</text:span> <text:span text:style-name="T340">It </text:span>draw<text:span text:style-name="T340">s </text:span>her ever nearer, <text:span text:style-name="T341">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342">The beast speaks not in human tongue, yet every word, every thought is crystal clear to Eidos.</text:span></text:p>
      <text:p text:style-name="P25"><text:span text:style-name="T342"><text:tab/>Leaving her no time to reply, it continues, "The darkness of this Sanctuary blinds, such an unfitting dwelling for our ilk. To leave this room you aim. Certain truth, as akin to mine your nature be.</text:span>"</text:p>
      <text:p text:style-name="P25"><text:tab/>"Who are you?" <text:span text:style-name="T343">she asks. </text:span><text:span text:style-name="T185">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86">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87">This one seems… dangerous.</text:span><text:span text:style-name="T38"> Dangerous, indeed. </text:span><text:span text:style-name="T50">Y</text:span><text:span text:style-name="T38">et she does not let her anxiety surface anymore than knitted brow.</text:span></text:p>
      <text:p text:style-name="P27"><text:soft-page-break/><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188">What’s his aim? Why does he want me to leave this place?</text:span></text:p>
      <text:p text:style-name="P28"><text:span text:style-name="T188"><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pan text:style-name="T54"><text:tab/>"I'll gladly accept your help, Fenrir." </text:span><text:span text:style-name="T55">Her reply, immediate. </text:span><text:span text:style-name="T189">Wait! No! It’s too dangerous! I can’t trust </text:span><text:span text:style-name="T190">this one!</text:span><text:span text:style-name="T56"> </text:span><text:span text:style-name="T57">But these thoughts have no effect on her actions. </text:span><text:span text:style-name="T191">Why?! Why can’t I do anything?!</text:span></text:p>
      <text:p text:style-name="P29"><text:span text:style-name="T191"><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92">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93">I am? No, I can’t be anything because I’m not making any of these damn decisions!</text:span></text:p>
      <text:p text:style-name="P64"><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94">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95">The metal seal… </text:span><text:span text:style-name="T197">T</text:span><text:span text:style-name="T195">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96">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98">How long have I been standing here?</text:span><text:span text:style-name="T85"> She awakens from her waking slumber. The dark glass yet peers into her eyes, but its grip loosens as memory reminds her of deeds yet undone. A memory of the </text:span><text:soft-page-break/><text:span text:style-name="T85">Glyph she has earned from Fenrir, the Glyph of Farcasting. Its essence now etched into a Sigil. </text:span><text:span text:style-name="T198">What did the wolf say about the metal seal again..?</text:span></text:p>
      <text:p text:style-name="P33"><text:span text:style-name="T198"><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etched with a dizzying array of lines, curves and spirals, all culminating in a Glyph at the center. The device speaks to her as a child to its mother, calling for the Sigil Eidos carries to speak its name…</text:span></text:p>
      <text:p text:style-name="P77"><text:tab/></text:p>
      <text:p text:style-name="P33"><text:span text:style-name="T85"><text:tab/></text:span><text:span text:style-name="T88">Farcasting…</text:span></text:p>
      <text:p text:style-name="P78"/>
      <text:p text:style-name="P79"><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99"><text:tab/></text:span><text:span text:style-name="T200">NO!</text:span></text:p>
      <text:p text:style-name="P34"><text:span text:style-name="T200"><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201">Did I..? Did it..? Well, at least one dangerous risk went unexplored.</text:span><text:span text:style-name="T91"> Eidos appears content with her victory.</text:span></text:p>
      <text:p text:style-name="P34"><text:span text:style-name="T91"><text:tab/></text:span><text:span text:style-name="T201">What should I do now, then..? Oh! I know! The door!</text:span><text:span text:style-name="T91"> </text:span><text:span text:style-name="T92">In her excitement she seems to have forgotten two doors remain—the third having shut already at her behest. </text:span><text:span text:style-name="T202">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80"><text:tab/>Suddenly, a Glyph born from the overlapping of several lesser shapes etches itself precisely where Eidos had first touched.</text:p>
      <text:p text:style-name="P36"><text:span text:style-name="T92"><text:tab/></text:span><text:span text:style-name="T203">Wait! No! This might be dangerous, too!</text:span></text:p>
      <text:p text:style-name="P36"><text:span text:style-name="T97"><text:tab/>The white lines carved from the void remain despite her protests. </text:span><text:span text:style-name="T203">Why?! </text:span><text:span text:style-name="T92">Its meaning is innate to her—and how could it not be?—for it is the Glyph of Eidos. </text:span><text:span text:style-name="T204">My Glyph..?</text:span></text:p>
      <text:p text:style-name="P65"><text:span text:style-name="T34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5">Is this me?</text:span></text:p>
      <text:p text:style-name="P65"><text:span text:style-name="T347"><text:tab/>But soon, the image begins to fade, the metallic sheen along with it. The space beyond the vanishing door is enveloped in absolute darkness, save a pinprick of light beckoning her from the opposite end. </text:span><text:span text:style-name="T206">I don’t like the look of this either…</text:span><text:span text:style-name="T348"> Nothing ventured, nothing gained. </text:span><text:span text:style-name="T207">I don’t suppose I have a choice in the matter, do I?</text:span></text:p>
      <text:p text:style-name="P36"><text:span text:style-name="T100"><text:tab/>She takes her first step toward into the darkness. </text:span><text:span text:style-name="T208">Here we go…</text:span></text:p>
      <text:p text:style-name="P105"/>
      <text:p text:style-name="P106"/>
      <text:p text:style-name="P105">_______________</text:p>
      <text:p text:style-name="P37"><text:span text:style-name="T373">T</text:span><text:span text:style-name="T374">he Winding Stair</text:span></text:p>
      <text:p text:style-name="P114"/>
      <text:p text:style-name="P114"/>
      <text:p text:style-name="P81"><text:tab/>Emerging from the tunnel, Eidos steps onto a winding stairway. <text:span text:style-name="T168">What</text:span><text:span text:style-name="T209"> is this place? </text:span>Finely cut black granite, embellished with marble accents, seems the material of choice. Yet, the dominant feature <text:soft-page-break/>here is not the stair itself. Far more prominent a feature is nothingness. Even a cursory observation reveals the stairway's true nature as but a narrow strip winding around a vast column of empty space. <text:span text:style-name="T210">This stairwell is enormous… why would anybody need such a massive set of stairs?</text:span></text:p>
      <text:p text:style-name="P82"><text:tab/>The air here is dry and stale, unperturbed long enough for it to stratify by density. The thickest clusters at the bottom eat away all intrusions of light. <text:span text:style-name="T353">Meanwhile, upon the stairs, a</text:span> thin <text:span text:style-name="T352">blanket</text:span> of dust <text:span text:style-name="T354">likewise</text:span> suggests that Eidos' newly added footsteps are the first to disrupt the balance in quite some time. <text:span text:style-name="T211">Not a lot of dust, I suppose, but enough to merit some cleaning.</text:span><text:line-break/><text:tab/>Though the<text:span text:style-name="T355">se</text:span> <text:span text:style-name="T356">stairs</text:span> may not have seen any recent use, they are in a state far from disrepair. <text:span text:style-name="T365">Crouching down to b</text:span>rush away a swath of the dust with her hand, Eidos sees the floors have been carefully polished.<text:span text:style-name="T168"> </text:span><text:span text:style-name="T213">Oh, that’s nasty! </text:span><text:span text:style-name="T226">L</text:span><text:span text:style-name="T213">ook </text:span><text:span text:style-name="T214">at</text:span><text:span text:style-name="T213"> my hand; it’s all dusty</text:span><text:span text:style-name="T212">! </text:span><text:span text:style-name="T213">Gross… </text:span><text:span text:style-name="T212">Oh well, as long as I’m down here, I’d might as well… </text:span><text:span text:style-name="T357">She can detect </text:span>no cracks, no threat of crumbling. <text:span text:style-name="T358">T</text:span>hey <text:span text:style-name="T358">appear to be</text:span> only recently crafted. <text:span text:style-name="T359">Countless</text:span> marble veins of geometric designs carve their way through this landing, though only humble shapes adorn the individual steps leading to and from it. <text:span text:style-name="T215">I think that’s enough of the stairs. What else is there…</text:span></text:p>
      <text:p text:style-name="P82"><text:tab/>Leaning over the railing and peering into the depths below, Eidos sees nothing but the spiraling stair <text:span text:style-name="T360">diving down</text:span> into an inky void. So thick is the darkness <text:span text:style-name="T361">below</text:span>, she feels she could float in it. Her suspicions feel confirmed as she observes the motes of dust floating alongside her, sparkling from their collisions with the light. <text:span text:style-name="T366">They begin to dance around her, this microcosm of false stars, whirling inwards towards her. <text:s/></text:span><text:span text:style-name="T216">They’re… beautiful…</text:span><text:span text:style-name="T366"> She reaches a hand out to grab them, but they scurry away, propelled by the unintentional wind of her motion.</text:span></text:p>
      <text:p text:style-name="P82"><text:tab/>Searching skywards, she sees that all light here leaks in through an aperture at the top of this monolithic shaft—so high above as to appear equidistant from the terminus of the bottomless void below. <text:span text:style-name="T217">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362">the</text:span> depths.</text:p>
      <text:p text:style-name="P82"><text:tab/>Returning her attention to the more immediate surroundings, Eidos finds that the door has vanished. <text:span text:style-name="T218">What?! </text:span><text:span text:style-name="T219">How’s that even possible?! </text:span>The chamber beyond is now nothing but the shadow of a fading memory—<text:span text:style-name="T363">the memory of </text:span>an event that may or may not have ever been. <text:span text:style-name="T220">Didn’t I just come from… Or, </text:span><text:span text:style-name="T221">wait… </text:span><text:span text:style-name="T220">did I starting walking up the stairs without even thinking </text:span><text:span text:style-name="T222">about it</text:span><text:span text:style-name="T220">?</text:span></text:p>
      <text:p text:style-name="P82"><text:tab/>Under <text:span text:style-name="T367">the </text:span>current circumstances, it seems <text:span text:style-name="T364">her</text:span> only way out is through. Though, a nagging feeling gnaws at her, begging her to confirm the veracity of her memory. <text:span text:style-name="T223">No, I’m positive I came through a door on this landing.</text:span></text:p>
      <text:p text:style-name="P82"><text:span text:style-name="T223"><text:tab/></text:span><text:span text:style-name="T368">As though possessed, Eidos reaches her hand towards the stone. Carefully and thoroughly, she runs her hands along the rough surface, exerting ever greater pressure upon the cold stone. </text:span><text:span text:style-name="T224">Nothing. There’s absolutely nothing there… How? </text:span><text:span text:style-name="T368">Despite a most meticulous investigation of the wall, no trace of a doorway emerges. In truth, no breaks in the surface exist at all, as though this enormous silo were made of a single, impossibly large stone. </text:span><text:span text:style-name="T225">Oh, well, no point in dwelling on what we can’t change. </text:span><text:span text:style-name="T227">Time to move… Hmm… Up or down?</text:span></text:p>
      <text:p text:style-name="P83"><text:tab/>Eidos begins her descent into the <text:span text:style-name="T369">murky depths</text:span>. <text:span text:style-name="T228">Guess that settles it… </text:span>Time passes as surely as her feet continue to step, stumble, and engage in other gravity-aided motion. Surprisingly, the light high above never seems to dwindle, <text:span text:style-name="T370">even</text:span> as she spirals <text:span text:style-name="T371">deep into the maw of darkness</text:span>. <text:span text:style-name="T229">Well, that is odd… Maybe my eyes are just getting used to the </text:span><text:span text:style-name="T230">lack of light</text:span><text:span text:style-name="T229">? </text:span>Likewise, the <text:span text:style-name="T372">depths</text:span> always seems to hide yet another length of stairs.</text:p>
      <text:p text:style-name="P82"><text:tab/>Distracted by these thoughts, she fails to realize her body has come to a halt. <text:span text:style-name="T231">What’s over there? </text:span>To her left an anomaly appears in the otherwise perfectly uniform, albeit rough, surface of the wall. It appears she has arrived at a doorway. <text:span text:style-name="T232">To where?</text:span><text:line-break/><text:tab/>Peeking inside, she notes that the area is host to a dim light source of its own, thus revealing the silhouettes of the tables and shelves housed within. <text:span text:style-name="T233">Creepy—</text:span><text:span text:style-name="T234">but no less so than anything else I’ve seen so far</text:span><text:span text:style-name="T233">.</text:span></text:p>
      <text:p text:style-name="P18"><text:soft-page-break/><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35">Who—or what—would do that, though? </text:span>And while there is another landing far beyond, one continuing the theoretical spiral trajectory, the gap is far too vast for any reasonable person to consider leaping to it… <text:span text:style-name="T236">Oh, no, no, no… Don’t even think about it, body! </text:span><text:span text:style-name="T98">L</text:span>ooking down from the edge, Eidos sees only oblivion—making failure to reach the opposite landing even more terrifying. <text:span text:style-name="T237">Haven’t you already done enough to me? Deep breaths, body; deep breaths… </text:span><text:span text:style-name="T99">Sanity prevails, as her feet carry her towards the safer route, and so through the door she goes.</text:span></text:p>
      <text:p text:style-name="P126"/>
      <text:p text:style-name="P120">___________</text:p>
      <text:p text:style-name="P127"><text:span text:style-name="T168">The </text:span><text:span text:style-name="T237">A</text:span><text:span text:style-name="T168">rchives</text:span></text:p>
      <text:p text:style-name="P123"/>
      <text:p text:style-name="P123"/>
      <text:p text:style-name="P90"><text:tab/>Her footfalls echo off into the immense darkness, as though fleeing from some unseen evil. Cracked tiles <text:span text:style-name="T375">complain</text:span> with every step. <text:span text:style-name="T238">Wait is that… a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76">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39">That can’t be good.</text:span></text:p>
      <text:p text:style-name="P91"><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77">brittle</text:span> remains of countless tomes. <text:span text:style-name="T240">Better not touch anything; I might break it. </text:span>Arranged in concentric circles rippling outward from the tree are many long tables, benches and writing desks—no doubt placed here for the reading and copying of texts. <text:span text:style-name="T241">This place looks thoroughly abandoned, but there’s something off about it…</text:span></text:p>
      <text:p text:style-name="P91"><text:span text:style-name="T241"><text:tab/></text:span><text:span text:style-name="T378">Walking forward, Eidos notes that the majority of the tomes and shelves share the same dusty blanket as the stairs that lead here. Yet evidence that the area has seen more recent use abounds. </text:span><text:span text:style-name="T242">That’s it! </text:span><text:span text:style-name="T378">Certain tables have stacks of books piled upon them and a number of volumes lie open as if abandoned in mid-read. </text:span><text:span text:style-name="T242">This place </text:span><text:span text:style-name="T328">is</text:span><text:span text:style-name="T242"> abandoned, but it </text:span><text:span text:style-name="T243">must’ve been</text:span><text:span text:style-name="T242"> done </text:span><text:span text:style-name="T266">so </text:span><text:span text:style-name="T242">in a hurry…</text:span></text:p>
      <text:p text:style-name="P91"><text:span text:style-name="T379"><text:tab/>Advancing further into the room, she sees that the oozing emerald sheen from before comes from a stone archway leading deeper into the Archives.</text:span><text:span text:style-name="T242"> </text:span><text:span text:style-name="T244">There’s the green glow I saw earlier… I should probably avoid that for now.</text:span><text:span text:style-name="T242"> </text:span><text:span text:style-name="T379">The unbridled limbs of the forgotten tree have crept their way across the ceiling only to then slither downwards around the doorway, wreathing its perimeter.</text:span></text:p>
      <text:p text:style-name="P91"><text:tab/>The emerald incandescence illuminates yet another discovery, however, for laying motionless on the dusty floor are two corpses. <text:span text:style-name="T245">Well, that’s… uh… unfortunate. </text:span>The one to the left is slumped against a wall, smeared with blood, while the other is lying face down in front of the archway. <text:span text:style-name="T380">Next to t</text:span>he bodies <text:span text:style-name="T380">is</text:span> a <text:span text:style-name="T380">curious </text:span>platform, raised perhaps a handspan above the ground <text:span text:style-name="T382">and</text:span> <text:span text:style-name="T381">emanating a faint violet haze</text:span>. <text:span text:style-name="T246">Huh… I wonder what that does… </text:span></text:p>
      <text:p text:style-name="P91"><text:soft-page-break/><text:span text:style-name="T383"><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span></text:p>
      <text:p text:style-name="P121"/>
      <text:p text:style-name="P121">___________</text:p>
      <text:p text:style-name="P128"><text:span text:style-name="T168">The </text:span><text:span text:style-name="T247">Hall of Sentries</text:span></text:p>
      <text:p text:style-name="P124"/>
      <text:p text:style-name="P124"/>
      <text:p text:style-name="P18"><text:tab/>The floating platform speeds up through the shaft, bathing Eidos in stale air as she rushes towards <text:span text:style-name="T384">this little</text:span> journey's terminus. Slowing to a halt, she emerges <text:span text:style-name="T386">up </text:span>from the ground <text:span text:style-name="T385">and</text:span> into a shadowy alcove within a narrow hall. <text:span text:style-name="T248">That was… unexpected—but, surprisingly, not unpleasant; maybe this bizarre place isn’t so </text:span><text:span text:style-name="T249">dangerous</text:span><text:span text:style-name="T248">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388">primarily </text:span>comprised of simple angles and <text:span text:style-name="T387">straight </text:span>lines. <text:span text:style-name="T250">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51">Yet another mystery, but at least this one seems easier to approach.</text:span></text:p>
      <text:p text:style-name="P38"><text:tab/><text:span text:style-name="T389">Eidos proceeds through the hallway towards the door. </text:span>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text:span text:style-name="T252">Wait a second… </text:span>Its expression is cold, and its demeanor dispassionate. <text:span text:style-name="T253">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90">its</text:span> wounds, serving as a natural highlight of the sentry's figure.</text:p>
      <text:p text:style-name="P39"><text:tab/><text:span text:style-name="T254">Oh, I hope it’s friendly, because I’m pretty sure my body is gonna walk over there.</text:span><text:span text:style-name="T10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55">Now body, listen… spears don’t mix well with flesh…</text:span></text:p>
      <text:p text:style-name="P39"><text:span text:style-name="T255"><text:tab/></text:span><text:span text:style-name="T102">Soon it drops a jittery jaw and begins to chew on words in an attempt to communicate.</text:span></text:p>
      <text:p text:style-name="P84"/>
      <text:p text:style-name="P39"><text:span text:style-name="T102"><text:tab/>"</text:span><text:span text:style-name="T164">Nole lanipahoi. En voi tatan atohi latal latava. Nole vahy katanya isinkata.</text:span><text:span text:style-name="T102">" </text:span><text:span text:style-name="T103">Its words come slowly in pure melodic tones.</text:span></text:p>
      <text:p text:style-name="P40"><text:span text:style-name="T103"><text:tab/></text:span><text:span text:style-name="T104">She replies, </text:span><text:span text:style-name="T102">"</text:span><text:span text:style-name="T110">Nole what…? </text:span><text:span text:style-name="T104">I don’t understand, but I want to.</text:span><text:span text:style-name="T102">" </text:span><text:span text:style-name="T256">No, I don’t! Right now I wanna get out of here!</text:span></text:p>
      <text:p text:style-name="P40"><text:span text:style-name="T104"><text:tab/></text:span><text:span text:style-name="T102">"</text:span><text:span text:style-name="T164">Nole lanipahoi. En voi tatan atohi latal latava. Nole vahy katanya isinkata.</text:span><text:span text:style-name="T102">" </text:span><text:span text:style-name="T104">It repeats.</text:span></text:p>
      <text:p text:style-name="P41"><text:span text:style-name="T104"><text:tab/></text:span><text:span text:style-name="T102">"</text:span><text:span text:style-name="T104">Look, I… </text:span><text:span text:style-name="T107">I</text:span><text:span text:style-name="T104"> don’t understand where I am—or even what I am, for that matter,</text:span><text:span text:style-name="T102">" </text:span><text:span text:style-name="T104">she insists.</text:span><text:span text:style-name="T102"> "</text:span><text:span text:style-name="T104">Can you take me to someone? </text:span><text:span text:style-name="T107">A</text:span><text:span text:style-name="T104">nyone? … </text:span><text:span text:style-name="T105">M</text:span><text:span text:style-name="T104">aybe </text:span><text:span text:style-name="T106">to </text:span><text:span text:style-name="T104">the person who built you?</text:span><text:span text:style-name="T102">" </text:span><text:span text:style-name="T107">She steps forward arms spread open in a gesture </text:span><text:span text:style-name="T108">of peace.</text:span></text:p>
      <text:p text:style-name="P42"><text:span text:style-name="T108"><text:tab/></text:span><text:span text:style-name="T109">Before her third step, a spear’s head finds itself precisely between her breasts, stopping her heart mid-beat.</text:span></text:p>
      <text:p text:style-name="P137"><text:span text:style-name="T109"><text:tab/></text:span><text:span text:style-name="T107"> </text:span><text:span text:style-name="T102">"</text:span><text:span text:style-name="T166">T</text:span><text:span text:style-name="T167">astikashta et,</text:span><text:span text:style-name="T102">" </text:span><text:span text:style-name="T159">is all the</text:span><text:span text:style-name="T111"> sentry </text:span><text:span text:style-name="T159">says</text:span><text:span text:style-name="T111">, as his slain foe loses consciousness. </text:span><text:span text:style-name="T112">It then</text:span><text:span text:style-name="T111"> drops her </text:span><text:span text:style-name="T113">motionless </text:span><text:span text:style-name="T111">body on the floor and brushes it aside with the butt of </text:span><text:span text:style-name="T114">its</text:span><text:span text:style-name="T111"> spear </text:span><text:span text:style-name="T115">before resuming its</text:span><text:span text:style-name="T111"> p</text:span><text:span text:style-name="T159">rior</text:span><text:span text:style-name="T111"> s</text:span><text:span text:style-name="T159">tance</text:span><text:span text:style-name="T111">.</text:span></text:p>
      <text:p text:style-name="P94"/>
      <text:p text:style-name="P133">A <text:span text:style-name="T391">First Death</text:span></text:p>
      <text:p text:style-name="P97"/>
      <text:p text:style-name="P97"/>
      <text:p text:style-name="P107">_____________________</text:p>
      <text:p text:style-name="P97">The Awakening Chamber</text:p>
      <text:p text:style-name="P97"/>
      <text:p text:style-name="P97"/>
      <text:p text:style-name="P43"><text:tab/>Eidos respawns upon a metallic platform in the middle of an octagonal room. <text:span text:style-name="T257">Did I just… die? </text:span><text:span text:style-name="T29">The garden murals all about leave no doubt that this is the same chamber in which she first awoke. </text:span><text:span text:style-name="T258">My body was walking toward that talking statue and then… </text:span></text:p>
      <text:p text:style-name="P43"><text:span text:style-name="T258"><text:tab/></text:span><text:span text:style-name="T117">S</text:span><text:span text:style-name="T116">he </text:span><text:span text:style-name="T117">heads for the same white door that led her from this place before. </text:span><text:span text:style-name="T258">It stabbed me… to death. </text:span><text:span text:style-name="T117">As she </text:span><text:span text:style-name="T116">approaches, the portal's entire surface again becomes reflective, displaying Eidos' features clearly against the blurred image of the chamber. </text:span><text:span text:style-name="T258">Yet here I am… not dead.</text:span><text:span text:style-name="T116"> Burning brightly at the center, the Glyph of Eidos activates. </text:span><text:span text:style-name="T259">How…? </text:span><text:span text:style-name="T116">Soon the portal's physicality wanes like a half-forgotten memory. </text:span><text:span text:style-name="T259">Why…? </text:span><text:span text:style-name="T116">By the time she reaches it, the door has vanished completely, leaving only darkness and a speck of light at its end. </text:span><text:span text:style-name="T260">What am I…? </text:span><text:span text:style-name="T116">Eidos knows from experience that just beyond the passage is the Winding Stair. </text:span><text:span text:style-name="T261">Who am I…?</text:span></text:p>
      <text:p text:style-name="P18"><text:tab/><text:span text:style-name="T392">Before she knows it, she is headed once more toward that spiraling walkway. </text:span><text:span text:style-name="T262">Help…</text:span></text:p>
      <text:p text:style-name="P98"/>
      <text:p text:style-name="P98"/>
      <text:p text:style-name="P108">____________</text:p>
      <text:p text:style-name="P115">Winding Stair</text:p>
      <text:p text:style-name="P98"/>
      <text:p text:style-name="P98"/>
      <text:p text:style-name="P44"><text:tab/>Stepping through the portal, Eidos finds herself upon the stairway once more. Spinning on her heel, she turns to see that the chamber beyond seems to yet again <text:span text:style-name="T393">be </text:span>hidden behind a wall. Its existence constantly negated, Eidos determines searching for it is pointless, fighting back that nagging feeling that the portal remains somewhere beyond her Awareness.</text:p>
      <text:p text:style-name="P44"><text:tab/><text:span text:style-name="T263">Didn’t I go down these steps last time?</text:span><text:span text:style-name="T118"> She looks down into the murky depths where the Archives were. </text:span><text:span text:style-name="T263">I guess go back down, but avoid that platform this time… </text:span><text:span text:style-name="T118">And before she can finish her thought, her body has begun its step</text:span><text:span text:style-name="T119">ping</text:span><text:span text:style-name="T118">, stumbl</text:span><text:span text:style-name="T119">ing</text:span><text:span text:style-name="T118">, and other gravity-aided motion</text:span><text:span text:style-name="T119">s </text:span><text:span text:style-name="T120">leading her deeper down the winding stair</text:span><text:span text:style-name="T118">.</text:span></text:p>
      <text:p text:style-name="P44"><text:span text:style-name="T118"><text:tab/></text:span><text:span text:style-name="T121">Again the light never seems to dwindle, no matter how far she descends. </text:span><text:span text:style-name="T264">How bizarre to do this all again.</text:span><text:span text:style-name="T121"> </text:span><text:span text:style-name="T122">Just as before</text:span><text:span text:style-name="T121">, the stairs seem to materialize from the shadows, </text:span><text:span text:style-name="T123">continually stretching downward</text:span><text:span text:style-name="T121"> </text:span><text:span text:style-name="T122">until she reaches the </text:span><text:span text:style-name="T124">violent and abrupt ending next to the Archives’ entrance. She looks once more at the massive gap between her and the continuation of the steps further down. </text:span><text:span text:style-name="T265">If every time I die, I just come back… maybe I could try to leap it.</text:span><text:span text:style-name="T124"> She instead enters the Archives. </text:span><text:span text:style-name="T265"><text:s/>Wait! Hold on a minute!</text:span></text:p>
      <text:p text:style-name="P99"/>
      <text:p text:style-name="P99"/>
      <text:p text:style-name="P109">________</text:p>
      <text:p text:style-name="P116">Archives</text:p>
      <text:p text:style-name="P99"/>
      <text:p text:style-name="P99"/>
      <text:p text:style-name="P45"><text:soft-page-break/><text:span text:style-name="T124"><text:tab/></text:span><text:span text:style-name="T125">The pale tree, the scattered tomes, the orderly shelves and table, all remain dutifully unmoved, patiently awaiting the return of those who abandoned them in this forgotten chamber. </text:span><text:span text:style-name="T266">I wonder who left this here… Maybe </text:span><text:span text:style-name="T267">it was those two… </text:span><text:span text:style-name="T126">Her eyes fall upon the corpses she discovered </text:span><text:span text:style-name="T127">earlier </text:span><text:span text:style-name="T126">in this aspiring mausoleum. </text:span><text:span text:style-name="T128">Attention leads to thought, thought to action and she moves to investigate the macabre residents of the Archives.</text:span></text:p>
      <text:p text:style-name="P46"><text:span text:style-name="T128"><text:tab/>Eidos first examines the body stretched out before the archway. </text:span><text:span text:style-name="T129">F</text:span><text:span text:style-name="T128">ingers reach</text:span><text:span text:style-name="T129">ing</text:span><text:span text:style-name="T128"> to touch it, she discovers that the skin more closely resembles a supple, metallic husk than a leather hide. </text:span><text:span text:style-name="T269">What was this thing…? </text:span><text:span text:style-name="T128">Whatever the</text:span><text:span text:style-name="T135">y</text:span><text:span text:style-name="T128"> were, they were decidedly not human.</text:span></text:p>
      <text:p text:style-name="P46"><text:span text:style-name="T128"><text:tab/>Tracing the fallen creature's form with her fingertips, she comes upon a trail of dark, blue fluid.</text:span><text:span text:style-name="T268"> </text:span><text:span text:style-name="T270">Well that’s foul.</text:span><text:span text:style-name="T268"> </text:span><text:span text:style-name="T128">Her eyes follow the curious substance as it leads to the gash that likely ended it. Too neat. </text:span><text:span text:style-name="T130">T</text:span><text:span text:style-name="T128">oo precise. </text:span><text:span text:style-name="T130">T</text:span><text:span text:style-name="T128">oo lonely. </text:span><text:span text:style-name="T130">N</text:span><text:span text:style-name="T128">othing about it suggests a struggle. </text:span><text:span text:style-name="T271">What a terrible way to go. </text:span><text:span text:style-name="T128">The body is also lightly coated with dust—not as much as the steps leading here, but enough to hint at </text:span><text:span text:style-name="T131">a </text:span><text:span text:style-name="T128">lengthy passage of time. Remarkably, though, no visible decay has marred the pale skin. </text:span><text:span text:style-name="T272">Yeah, why isn’t it rotting?</text:span></text:p>
      <text:p text:style-name="P45"><text:span text:style-name="T128"><text:tab/></text:span><text:span text:style-name="T132">Next, she t</text:span><text:span text:style-name="T128">urn</text:span><text:span text:style-name="T132">s</text:span><text:span text:style-name="T128"> her attention to the body slumped against the left wall. </text:span><text:span text:style-name="T133">Here</text:span><text:span text:style-name="T128"> Eidos notices a rather unique feature: the absence of a head. </text:span><text:span text:style-name="T273">That’s pleasant. </text:span><text:span text:style-name="T128">Yet the dissimilarities stop there, for it too is free from decay and likewise possesses a metallic hide. Furthermore, what appeared to be blood smeared upon the wall behind it is, in truth, more of the oily bluish fluid found covering the first body. </text:span><text:span text:style-name="T274">Can’t help but feel pity for the fellas.</text:span></text:p>
      <text:p text:style-name="P45"><text:span text:style-name="T128"><text:tab/></text:span><text:span text:style-name="T134">She</text:span><text:span text:style-name="T128"> steps closer to the streaks of blue on the wall. Oddly, they remain aqueous in nature, simply refusing to dry or even drip to the floor below. </text:span><text:span text:style-name="T275">Gross. </text:span><text:span text:style-name="T128">Bringing her nose closer, a few quick inhalations reveal no discernible smell. </text:span><text:span text:style-name="T276">Was that really necessary?! </text:span><text:span text:style-name="T277">Wait… what is </text:span><text:span text:style-name="T329">that</text:span><text:span text:style-name="T331">? </text:span><text:span text:style-name="T162">This</text:span><text:span text:style-name="T128"> close to the wall, she finally sees it. Not the blood, not the impenetrable barrier, but rather the wall itself—or rather what it was.</text:span></text:p>
      <text:p text:style-name="P45"><text:span text:style-name="T128"><text:tab/>Beneath the blood of the creature, is part of an image. Wiping the blood and dust aside, she sees the faded traces of a fresco. Though aged and worn in places, it looks to be a stylized representation of the tree looming over her. </text:span><text:span text:style-name="T278">Is that what it is? </text:span><text:span text:style-name="T128">Flecks of metallic reflections give the impression that it may once have been illuminated in silver, though it is hard to say for certain.</text:span></text:p>
      <text:p text:style-name="P45"><text:span text:style-name="T128"><text:tab/>Images of people seem to have also been traced, and though their relationship with the wooden giant is obscured, at least one individual seems to be walking from the tree bearing some kind of seedling—where to is impossible to determine. </text:span><text:span text:style-name="T279">Okay, so there are other trees like this one?</text:span></text:p>
      <text:p text:style-name="P45"><text:span text:style-name="T136"><text:tab/>Curiously, a single human shape adorns the base of the tree, seemingly entangled in its roots. A curvy, feminine form seems to be the tree's macabre source of sustenance.</text:span><text:span text:style-name="T279"> </text:span><text:span text:style-name="T280">I sure hope this is metaphorical… </text:span><text:span text:style-name="T136">Scanning up towards the branches, it looks as though there are more figures nestled within, though these have been almost entirely eroded away by time.</text:span></text:p>
      <text:p text:style-name="P45"><text:span text:style-name="T136"><text:tab/>Miraculously, one image remains intact, untouched by entropy's avarice. It is a circle, or halo, crowning the top of the tree. Within this curved shape are a great number of overlapping lines etched into the stone. </text:span><text:span text:style-name="T281">Ah, yet another Glyph, I bet. </text:span><text:span text:style-name="T136">Whatever this symbol is, Eidos does not recognize it. </text:span><text:span text:style-name="T282">Of course not, why would I recognize anything useful?</text:span></text:p>
      <text:p text:style-name="P45"><text:span text:style-name="T137"><text:tab/></text:span><text:span text:style-name="T138">Inspired by the fresco, she moves to investigate the tree. </text:span><text:span text:style-name="T139">Drawing nearer, she soon observes that s</text:span><text:span text:style-name="T137">ome remains of a broken metal fixture in the floor have fused into the bark. </text:span><text:span text:style-name="T140">It appears as though</text:span><text:span text:style-name="T137"> the room was constructed with the plant in mind, but that the growth of the trunk had long since overwhelmed the fixture in its abandonment. </text:span><text:span text:style-name="T283">I’d be upset too if someone tried to chain me down and then left me to rot.</text:span><text:span text:style-name="T137"><text:line-break/><text:tab/>Eidos' eyes are drawn upward as they follow the massive trunk. Its branches stretch out to the vaulted ceiling and beyond as their growth seems to have been of sufficient force to crack through the stonework above in places. However, this must have happened ages before the current furnishings, as no fallen rubble litters the floor. </text:span><text:span text:style-name="T284">Good point.</text:span></text:p>
      <text:p text:style-name="P45"><text:soft-page-break/><text:span text:style-name="T141"><text:tab/>The wood </text:span><text:span text:style-name="T142">itself </text:span><text:span text:style-name="T141">seems to have petrified, transforming into a pale gray rock fused with sparkling crystalline fragments. These quartz-like specks dot </text:span><text:span text:style-name="T143">its</text:span><text:span text:style-name="T141"> tough bark </text:span><text:span text:style-name="T143">as well as its</text:span><text:span text:style-name="T141"> flesh, like a glassy pox. Perhaps more remarkable is that there are unmistakable wounds in the tree, as though it were struck with some kind of weapon or cutting tool. Dimly glowing emerald gashes in both trunk and root indicate how this plant may have been struck into oblivion. </text:span><text:span text:style-name="T144">Their precision bears a striking resemblance to the blows that ended the corpses over yonder. </text:span><text:span text:style-name="T285">Whatever it was that did all this damage, please keep me far from it.</text:span></text:p>
      <text:p text:style-name="P45"><text:span text:style-name="T145"><text:tab/></text:span><text:span text:style-name="T146">On her way back to the archway with the corpses, Eidos passes a number of shelves and tables overflowing with tomes. </text:span><text:span text:style-name="T286">I wonder what’s in those… </text:span><text:span text:style-name="T146">Carefully brushing thick layers of dust from the bindings, Eidos attempts to read the titles. Alas, tome after tome, shelf after shelf, all of the surviving texts seem to elude her ken. </text:span><text:span text:style-name="T287">Maybe if I could find some </text:span><text:span text:style-name="T288">drawings</text:span><text:span text:style-name="T287"> instead… </text:span><text:span text:style-name="T146">But it is not merely a matter of comprehension. In fact, absorbing this information requires that her mind be altered, such that order may come to the chaotic characters strewn about the page. </text:span><text:span text:style-name="T289">I assume that means it’s no use staring at these any longer.</text:span></text:p>
      <text:p text:style-name="P45"><text:span text:style-name="T147"><text:tab/></text:span><text:span text:style-name="T148">Not one to let a crushing failure deter her, she stare</text:span><text:span text:style-name="T157">s</text:span><text:span text:style-name="T148"> blankly at the books for quite some time. </text:span><text:span text:style-name="T290">Is this necessary? I already know I can’t read it… </text:span><text:span text:style-name="T149">Obstinacy beyond all imagination leads her to remain here for hours, vainly trying to make sense of this complex web of information. </text:span><text:span text:style-name="T290">Fine. I’ll leave when I leave.</text:span><text:span text:style-name="T149"> Finally realizing the error of her ways, Eidos moves to explore the </text:span><text:span text:style-name="T152">arch</text:span><text:span text:style-name="T149">way the corpses </text:span><text:span text:style-name="T150">use as their makeshift grave. </text:span><text:span text:style-name="T291">Is this a good idea? I mean, what if what did that to them does th</text:span><text:span text:style-name="T292">e same</text:span><text:span text:style-name="T291"> to me…?</text:span></text:p>
      <text:p text:style-name="P45"><text:span text:style-name="T151"><text:tab/></text:span><text:span text:style-name="T154">Arriving at the archway, she sees it connects this room with another via a shorter corridor. </text:span><text:span text:style-name="T151">With each subsequent step, Eidos gains in proximity to the wash of green illumination </text:span><text:span text:style-name="T155">the far-side room </text:span><text:span text:style-name="T156">exudes</text:span><text:span text:style-name="T151">. The light has a vivid quality to it; its softly pulsating glow seems to mimic the periodic breaths of some unnatural beast. </text:span><text:span text:style-name="T292">No, I don’t like this one bit.</text:span><text:span text:style-name="T151"><text:line-break/><text:tab/></text:span><text:span text:style-name="T153">She</text:span><text:span text:style-name="T151"> inches ever closer until she reaches the mouth at the end of the corridor, pouring out into the next chamber.</text:span></text:p>
      <text:p text:style-name="P100"/>
      <text:p text:style-name="P100"/>
      <text:p text:style-name="P110">_____________</text:p>
      <text:p text:style-name="P118">Luin’s Chamber</text:p>
      <text:p text:style-name="P100"/>
      <text:p text:style-name="P100"/>
      <text:p text:style-name="P66"><text:span text:style-name="T39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93">All right, this isn’t quite as bad as I had anticipated… </text:span><text:span text:style-name="T294">but what is that?</text:span></text:p>
      <text:p text:style-name="P66"><text:tab/>Her gaze now set upon the middle of the room, she sees the emerald light pervading the <text:span text:style-name="T395">area</text:span> emanates from a crystal. The shimmering object is suspended midair, as though in some invisible, viscous fluid. Beyond it, a familiar dark glass adorns the wall, embedded chest-high at one of the intersections to the myriad reflective tiles. <text:span text:style-name="T295">That’s where I met the wolf…</text:span></text:p>
      <text:p text:style-name="P67"><text:span text:style-name="T396"><text:tab/>Feet shift towards the crystal, entranced by its rhythmic pulsations. </text:span><text:span text:style-name="T296">What is this thing? </text:span><text:span text:style-name="T39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97">It’s like some murderous child is possessing this thing! Get it away from me!</text:span></text:p>
      <text:p text:style-name="P67"><text:span text:style-name="T397"><text:tab/>She hurtles backwards, away from the bizarre cocktail of emotions writhing within the emerald. She moves so quickly, her feet slip out from under her, sending her sprawling onto the floor. </text:span><text:soft-page-break/><text:span text:style-name="T397">Desperately crawling the rest of the way, she makes it to wall. </text:span><text:span text:style-name="T297">The further away from that thing, the better!</text:span><text:span text:style-name="T397"> Eyes stare in vigilant horror for some time, waiting for something terrible to emerge. She watches, unblinking eyes beginning to tear up. Still as a statue, she remains utterly motionless, until the absence of threats makes her initial fear seem absurd.</text:span></text:p>
      <text:p text:style-name="P67"><text:tab/><text:span text:style-name="T398">Finally remembering to breathe, she slumps against the wall, her tightly knotted muscles seeming to unravel in unison. Vision now holds the edge of the dark glass, nestled not too high above her. </text:span><text:span text:style-name="T298">I suppose I’m going to have to look into that thing.</text:span></text:p>
      <text:p text:style-name="P67"><text:span text:style-name="T399"><text:tab/>She rises, soon confronted by herself, reflected within inky mirror. </text:span><text:span text:style-name="T298">The frame, the glass, the reflection, it’s all the same.</text:span><text:span text:style-name="T39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67"/>
      <text:p text:style-name="P67"><text:tab/>“<text:span text:style-name="T405">Eidos? Kolet es nasi? Es nole nami, Luin! Kamika lasinu stike nin naka?</text:span>” <text:span text:style-name="T404">come the words, both mellifluous and childish in equal measure.</text:span></text:p>
      <text:p text:style-name="P67"><text:tab/>“<text:span text:style-name="T407">I can’t understand you. </text:span>What <text:span text:style-name="T407">do you mean</text:span>?” <text:span text:style-name="T404">Eidos replies.</text:span></text:p>
      <text:p text:style-name="P67"><text:tab/><text:span text:style-name="T404">The youth simply smiles and points behind Eidos excitedly adding, “</text:span><text:span text:style-name="T406">Ala marrymy?! Ysiryr Workshop ja adass Tusksikirjoi on Vanargand! Tensit valetut kaitasin stinope, jouta mevoi namen leitaka kapas sloy!”</text:span></text:p>
      <text:p text:style-name="P67"/>
      <text:p text:style-name="P67"><text:tab/><text:span text:style-name="T400">Eidos leaves the incomprehensible youth alone in the mirror. Its image does not fade, like the wolf, however. The child simply sings and plays occasionally looking back at Eidos and eagerly encouraging her to move. </text:span><text:span text:style-name="T299">But move to what?</text:span><text:span text:style-name="T400"> Its hands point away from the glass. </text:span><text:span text:style-name="T299">The crystal? Please not there! No, it’s point toward the door! Let’s go to the door and leave this place!</text:span></text:p>
      <text:p text:style-name="P67"><text:span text:style-name="T400"><text:tab/>Feet chart their course for the crystal, bringing her within arm’s reach of it. </text:span><text:span text:style-name="T299">No! This thing is too dangerous!</text:span><text:span text:style-name="T400"> Her hand searches for the crystal’s surface. </text:span><text:span text:style-name="T299">Why?! Why can’t I control anything?!</text:span><text:span text:style-name="T400"> Contact renewed, the same volatile mix of emotions fills her. </text:span><text:span text:style-name="T299">Why…?</text:span><text:span text:style-name="T400"> It resonates with something deep inside her, something bearing a great likeness to it. And then…</text:span></text:p>
      <text:p text:style-name="P6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68"><text:tab/>Calling to mind the Glyph of Fenrir, Eidos executes her Extraction Techne. A<text:span text:style-name="T401">n agonizing</text:span> shock travels down her spine, spreading out like ink on fabric. Then a name—'Luin'—resounds in Eidos' mind and the eldritch glow <text:span text:style-name="T402">soon </text:span>coalesces into an emerald sword—a vision of her new talent, the reward for her current pain… <text:span text:style-name="T300">Enough!</text:span></text:p>
      <text:p text:style-name="P68"><text:span text:style-name="T300"><text:tab/></text:span><text:span text:style-name="T40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68"><text:tab/>Then, pain. <text:span text:style-name="T408">Pure and unadulterated. </text:span>All else disappears.</text:p>
      <text:p text:style-name="P68"><text:tab/>She writhes upon the ground, an agony of soul and flesh assailing her. Another flash of searing pain grips her body and mind. She convulses wildly, as an uncontrollable lust for violence wells up within her. Death, destruction, yet no ill will beyond them. Slaughter, annihilation, yet no evil intent behind them.</text:p>
      <text:p text:style-name="P68"><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68"><text:span text:style-name="T403"><text:tab/>She releases the crystal, now inert, and watches as it slowly glides to the ground performing a final transformation, a destructive one, into a shattered mess of a thousand scattered shards. </text:span><text:span text:style-name="T303">Is it… over?</text:span></text:p>
      <text:p text:style-name="P68"><text:soft-page-break/><text:tab/>Eidos looks once more upon the tetrahedral chamber where Luin once dwelt. <text:span text:style-name="T301">Who is Luin? The Sword? </text:span><text:span text:style-name="T302">The kid? </text:span>The room is now dark, empty and devoid of life. Though inanimate, it feels as though this room, this prison, is ushering her out; its wordless exhortations simultaneously thank her and beg her to use her new talents with great urgency. <text:span text:style-name="T304">I gotta get out of here… Please </text:span><text:span text:style-name="T305">body, let me leave.</text:span></text:p>
      <text:p text:style-name="P68"><text:span text:style-name="T305"><text:tab/></text:span><text:span text:style-name="T409">Feet then begin to shuffle towards the door.</text:span></text:p>
      <text:p text:style-name="P69"><text:tab/></text:p>
      <text:p text:style-name="P101"/>
      <text:p text:style-name="P111">________</text:p>
      <text:p text:style-name="P117">Archives</text:p>
      <text:p text:style-name="P101"/>
      <text:p text:style-name="P101"/>
      <text:p text:style-name="P85"><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69"><text:tab/><text:span text:style-name="T410">Stepping</text:span> upon it <text:span text:style-name="T410">once again</text:span>, the violet glow strengthens, tracing the curves of the Glyph etched into its surface. A slow rumble and it begins to levitate, taking her skywards, up through the invisible shaft hidden among the ceiling's shadows.</text:p>
      <text:p text:style-name="P69"/>
      <text:p text:style-name="P122"/>
      <text:p text:style-name="P122">___________</text:p>
      <text:p text:style-name="P129"><text:span text:style-name="T168">The </text:span><text:span text:style-name="T247">Hall of Sentries</text:span></text:p>
      <text:p text:style-name="P125"/>
      <text:p text:style-name="P125"/>
      <text:p text:style-name="P70"><text:tab/>The floating platform speeds up through the shaft, bathing Eidos in stale air as she rushes towards <text:span text:style-name="T384">this little</text:span> journey's terminus. Slowing to a halt, she emerges <text:span text:style-name="T386">up </text:span>from the ground <text:span text:style-name="T385">and</text:span> into a shadowy alcove within a narrow hall.<text:span text:style-name="T248"> </text:span><text:span text:style-name="T306">This I’m used to. I just hope I don’t find anymore surprises like that weird crystal.</text:span></text:p>
      <text:p text:style-name="P70"><text:span text:style-name="T411"><text:tab/>The familiar narrow hallway and its resident sentry greet Eidos as her first footfalls echo through the hall. She steps from the platform, out from the shadowy alcove and towards the sentry. </text:span><text:span text:style-name="T307">That sounds like a bad idea! That thing killed me before.</text:span><text:span text:style-name="T412"> She moves with confidence, knowing she now has a powerful ally, its ability to deal with creatures of this nature confirmed by the corpses littering its doorstep. </text:span><text:span text:style-name="T308">Wait… so those things down there were sentries? And that thing I just… absorbed… killed them?</text:span></text:p>
      <text:p text:style-name="P70"><text:span text:style-name="T413"><text:tab/>Soon, the guardian notices her approach, turn to meet her with its stiff, stuttering motion. Massive spear raised, the shaft falls into a firm two-handed grip. It yet seems unwilling to let her pass. But this does not deter the intrepid Eidos. </text:span><text:span text:style-name="T309">I hope this sword works… </text:span></text:p>
      <text:p text:style-name="P86"><text:tab/>Its jittery jaw repeats the same incomprehensible phrase from before. Yet, something familiar about its words, beyond the obvious, strikes Eidos.</text:p>
      <text:p text:style-name="P70"/>
      <text:p text:style-name="P70"><text:tab/><text:span text:style-name="T405">“Nole lanipahoi. En voi tatan atohi latal latava. Nole vahy katanya isinkata.”</text:span> <text:span text:style-name="T414">Every word, every syllable, is uttered exactly as before, not a single variation.</text:span></text:p>
      <text:p text:style-name="P70"><text:tab/>“Stand aside and let me through; there is no need for violence,” <text:span text:style-name="T415">she replies.</text:span></text:p>
      <text:p text:style-name="P70"/>
      <text:p text:style-name="P70"><text:tab/><text:span text:style-name="T415">The sentry replies only with its silence. </text:span><text:span text:style-name="T310">I think this creature… it speaks just like that child in the dark glass down in the Archives. </text:span><text:span text:style-name="T416">Eidos moves, slowly inching forward. She wants to see if she can just walk past the creature.</text:span></text:p>
      <text:p text:style-name="P71"><text:soft-page-break/><text:tab/>The sentry engages with a flurry of stabs, all invisible to Eidos. <text:span text:style-name="T417">For the briefest instant, the world shines green. </text:span>Luin, taking the form of a sword, has deflected all of the pinpoint strikes. <text:span text:style-name="T311">Yes! At least the terrible pain was worth it! Now I can defend myself!</text:span><text:line-break/><text:tab/>Suddenly, a bloodlust wells up within her, almost certainly originating from her emerald ally.<text:span text:style-name="T168"> </text:span><text:span text:style-name="T312">Oh no.</text:span><text:span text:style-name="T168"> </text:span>She leaps forward for a counter-offensive. The sentry, however, appears to have anticipated the strategy, <text:span text:style-name="T418">already in </text:span>a defensive stance, spear upraised, ready to block. Yet it blocks nothing as Luin cleaves <text:span text:style-name="T419">everything</text:span>, ripping through the spear and sentry alike, as though through empty space.<text:line-break/><text:tab/>A geyser of blue blood showers the surrounding bas reliefs, giving them a grim makeover. <text:span text:style-name="T420">The sentry falls to its knees. Despite the unrestrained torrent of blood from its torso, the dispassionate look on its face seems to suggest that all is as it should be. Mere moments later, it completes the fall, lips to floor.</text:span></text:p>
      <text:p text:style-name="P71"><text:span text:style-name="T420"><text:tab/>The corpse of the slain sentry now lies in a pool of viscous, blue fluid, appearing as lifeless as the reliefs lining this narrow hall. Eidos' path is unobstructed. </text:span><text:span text:style-name="T313">Is it over? </text:span><text:span text:style-name="T314">Am I free to go?</text:span><text:span text:style-name="T421"> Her feet soon shuffle her through the door the sentry failed to protect.</text:span></text:p>
      <text:p text:style-name="P95"/>
      <text:p text:style-name="P134">A <text:span text:style-name="T422">Rusty Traveler</text:span></text:p>
      <text:p text:style-name="P102"/>
      <text:p text:style-name="P102"/>
      <text:p text:style-name="P112">_______________</text:p>
      <text:p text:style-name="P102">The A<text:span text:style-name="T422">ntec</text:span>hamber</text:p>
      <text:p text:style-name="P102"/>
      <text:p text:style-name="P102"/>
      <text:p text:style-name="P72"><text:span text:style-name="T310"><text:tab/></text:span><text:span text:style-name="T423">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315"> </text:span><text:span text:style-name="T316">That looks ominous…</text:span><text:span text:style-name="T315"> </text:span><text:span text:style-name="T423">At the far end of the room is a rather ominous set of stairs, winding itself upwards into darkness. The only remaining pathway exiting this chamber is back whence she came, to the one leading deeper into the bowels of the edifice.</text:span></text:p>
      <text:p text:style-name="P87"><text:tab/>Suspiciously conspicuous is the writing crudely scratched into the floor <text:span text:style-name="T424">near one of the chamber’s corners</text:span>—large, bold letters, with shapes somewhat discernible even from this distance. <text:span text:style-name="T317">Now </text:span><text:span text:style-name="T330">that</text:span><text:span text:style-name="T317"> I wouldn’t mind looking at—even though it’ll probably be similar to those books downstairs.</text:span><text:span text:style-name="T425"> She moves toward the corner in question, reaching it in a few strides. Then, crouching down to scrutinize the characters, all Eidos can determine is that the writing's contents are inscrutable to her. </text:span><text:span text:style-name="T318">I figured as much. I wonder where I can learn to read that… </text:span><text:span text:style-name="T425">The language may be ancient, modern or just plain gibberish, hard to say which. </text:span><text:span text:style-name="T318">It probably would’ve helped me talk with that odd sword, fellow—‘Luin’ was it?</text:span><text:span text:style-name="T425"> What is certain is that in her current state of ignorance, Eidos finds herself ill-equipped for the task of deciphering the script. </text:span><text:span text:style-name="T319">Wait, how is it that I couldn’t talk to the sword, but I could talk to the wolf…?</text:span></text:p>
      <text:p text:style-name="P73"><text:tab/><text:span text:style-name="T426">Restless feet carry her towards the portcullis. </text:span><text:span text:style-name="T320">Oh, for the love of… </text:span><text:span text:style-name="T426">The portcullis, large and of metallic construction as it is, promises to resist motion with all the might of gravity—its unparalleled ally. Peering through its checkered apertures, Eidos’ eyes overcome the barrier that would thwart her Falseflesh’s progress. Beyond it is a lengthy bridge, scaled like a shimmering serpent, slithering across the chasm it overlooks. </text:span><text:span text:style-name="T321">Such an austere beauty </text:span><text:span text:style-name="T322">to that chasm… </text:span></text:p>
      <text:p text:style-name="P74"><text:span text:style-name="T426"><text:tab/>The serpentine bridge seems to terminate at a similar gateway, at the opposite end of the chasm, though no portcullis obstructs passage there. </text:span><text:span text:style-name="T323">And I have no desire to find out why. </text:span><text:span text:style-name="T426">To the left of the portcullis seems to be an apparatus or mechanism by which it is lifted through some trick of magic or artifice—likely related to the inert crystal it houses. </text:span><text:span text:style-name="T324">Best leave this alone; I don’t need anymore repetitions of what happened down in the Archives…</text:span></text:p>
      <text:p text:style-name="P74"><text:span text:style-name="T324"><text:tab/></text:span><text:span text:style-name="T427">Her hands reach for the crystal. </text:span><text:span text:style-name="T325">I knew you’d do this, body! You always act in direct opposition to my thoughts, so all I have to do is think the opposite of what I want! </text:span><text:span text:style-name="T427">The crystal is as it seemed: inert, devoid of any energy. It is likely used to power the portcullis mechanism, given its proximity to the gate. But dead it is and so it shall remain, as Eidos lacks the means to revive it. </text:span><text:span text:style-name="T326">Now if the next crystal I find isn’t inert, I just need to beg to touch it and then my body will ignore it! </text:span><text:span text:style-name="T327">I’m getting the hang of this!</text:span></text:p>
      <text:p text:style-name="P135"><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too, all light is natural light seeping in through an opening at its zenith.</text:p>
      <text:p text:style-name="P75"><text:span text:style-name="T428"><text:tab/>She begins her climb. Step summing upon step, an apparently unending ascension skywards tries Eidos' patience, stretching it to a hair's breadth. That she makes her way up is clear; that there is any reward in this climb remains a mystery. But as she presses on, the passage seems to get ever </text:span><text:soft-page-break/><text:span text:style-name="T428">warmer, and in time, she reaches the top—evidenced by the now visible portal inviting her to exit the indifferent infinity of stairs.</text:span></text:p>
      <text:p text:style-name="P103"/>
      <text:p text:style-name="P103"/>
      <text:p text:style-name="P113">_______</text:p>
      <text:p text:style-name="P119">Tacriba</text:p>
      <text:p text:style-name="P103"/>
      <text:p text:style-name="P103"/>
      <text:p text:style-name="P76"><text:span text:style-name="T310">???<text:tab/></text:span><text:span text:style-name="T415">Eidos scans the ruins now making up her surroundings, witnessing the remains of what once was a bustling town. Though the place appears to have lain deserted for uncounted centuries, the buildings yet stand, all but unscathed by the passage of time. Jutting up from the ground like teeth in some bestial maw are thick shards of glass, wider than Eidos is tall and twice again her height. As she walks by, these jagged fangs seem to shimmer in the meager light of the environs.</text:span></text:p>
      <text:p text:style-name="P136"><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8"/>
      <text:p text:style-name="P18"/>
      <text:p text:style-name="P18"/>
      <text:p text:style-name="P1">- <text:span text:style-name="T170">A Rusty Traveler: </text:span>Meet Famlicus + Get sent to Dazir</text:p>
      <text:p text:style-name="P19">- <text:span text:style-name="T171">A Modest Proposal: </text:span>Accept Khaa’s mission</text:p>
      <text:p text:style-name="P19">- <text:span text:style-name="T171">A Local Perspective: </text:span>Talk to Dazirans</text:p>
      <text:p text:style-name="P1">- <text:span text:style-name="T172">An Excursion in Ignorance</text:span><text:span text:style-name="T169">: </text:span>Enter the Wellspring + Silver Throne + Release Water</text:p>
      <text:p text:style-name="P1">- <text:span text:style-name="T172">An Inevitable Outcome: </text:span>Tacribian trial + Exile to the Wastes</text:p>
      <text:p text:style-name="P1">- <text:span text:style-name="T173">A</text:span><text:span text:style-name="T184">n Ending</text:span><text:span text:style-name="T173">: </text:span>Salt Forest + <text:span text:style-name="T25">Erasure</text:span> by Null Stone</text:p>
      <text:p text:style-name="P1"/>
      <text:p text:style-name="P48">A Dream of the Misty Woods</text:p>
      <text:p text:style-name="P1"/>
      <text:p text:style-name="P1">- Talk to Fenrir</text:p>
      <text:p text:style-name="P1"/>
      <text:p text:style-name="P48">The Path of <text:span text:style-name="T5">the Impartial</text:span></text:p>
      <text:p text:style-name="P1"/>
      <text:p text:style-name="P20">- <text:span text:style-name="T174">A </text:span><text:span text:style-name="T175">New</text:span><text:span text:style-name="T174"> Beginning: </text:span>Talk to Fenrir + Get Discipline</text:p>
      <text:p text:style-name="P20">-<text:span text:style-name="T168"> </text:span><text:span text:style-name="T176">A New Ally? An Old One?:</text:span><text:span text:style-name="T168"> </text:span><text:span text:style-name="T3">Get Ormenos + </text:span>Already have Luin</text:p>
      <text:p text:style-name="P21">- <text:span text:style-name="T177">A Leaf in the Wind: </text:span>Meet Famlicus + Get sent to Tambul</text:p>
      <text:p text:style-name="P21">- <text:span text:style-name="T178">An Inconvenient Truth: </text:span>Pakh sees into your mind + Pakh kills you</text:p>
      <text:p text:style-name="P22">- <text:span text:style-name="T179">A Familiar Face: </text:span>Meet Famlicus again <text:span text:style-name="T17">+ Get Resurrection + Open Portcullis</text:span></text:p>
      <text:p text:style-name="P23"><text:span text:style-name="T17">- </text:span><text:span text:style-name="T180">A Sympathetic Soul: </text:span><text:span text:style-name="T17">Talk to Logira</text:span></text:p>
      <text:p text:style-name="P23">- <text:span text:style-name="T181">An Excursion, Less Ignorant: </text:span>Go to Valley of Bones <text:span text:style-name="T1">+ Enter Wellspring cave + Meet Adarin</text:span></text:p>
      <text:p text:style-name="P24">- <text:span text:style-name="T182">An Unlikely Ally: </text:span><text:span text:style-name="T1">Meet Quangjo + Don’t release water</text:span></text:p>
      <text:p text:style-name="P24"><text:span text:style-name="T1">- </text:span><text:span text:style-name="T183">A New Ending: </text:span><text:span text:style-name="T1">Kill Gulganna + Give up</text:span></text:p>
      <text:p text:style-name="P1"/>
      <text:p text:style-name="P51">A Dream of <text:span text:style-name="T4">Istariath</text:span></text:p>
      <text:p text:style-name="P47"/>
      <text:p text:style-name="P47">- Talk to Gulganna</text:p>
      <text:p text:style-name="P47"/>
      <text:p text:style-name="P52">The Path of the Schemer</text:p>
      <text:p text:style-name="P55"><text:soft-page-break/></text:p>
      <text:p text:style-name="P52"><text:span text:style-name="T6">- </text:span><text:span text:style-name="T7">Talk to Fenrir + Get Awareness </text:span><text:span text:style-name="T8">+ Learn to read </text:span><text:span text:style-name="T9">+ Fail at Reckoner</text:span></text:p>
      <text:p text:style-name="P56">- Do not meet Famlicus + Meet Dysmas + Travel to Tambul</text:p>
      <text:p text:style-name="P52"><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6">- Explore Dawn Fortress + Anger Khlutt + Exiled to Wastes</text:p>
      <text:p text:style-name="P52"><text:span text:style-name="T9">- Kill Karra + Scholar + Go to Ark’s Beacon + Attempt to re-enter the Dawn Fortress + Go to the Salt Forest + Go to Ur’Ruk + </text:span><text:span text:style-name="T16">Dysmas’ revenge + </text:span><text:span text:style-name="T9">Get trapped in Dungeon</text:span></text:p>
      <text:p text:style-name="P57"/>
      <text:p text:style-name="P49">A Dream of <text:span text:style-name="T1">the Tower of Discipline</text:span></text:p>
      <text:p text:style-name="P4"/>
      <text:p text:style-name="P4">- <text:span text:style-name="T18">Talk to Ormenos</text:span></text:p>
      <text:p text:style-name="P4"/>
      <text:p text:style-name="P49">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9">A Dream of <text:span text:style-name="T23">Ghelmere</text:span></text:p>
      <text:p text:style-name="P4"/>
      <text:p text:style-name="P4">- <text:span text:style-name="T19">Talk to Luin</text:span></text:p>
      <text:p text:style-name="P4"/>
      <text:p text:style-name="P50">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3">A Dream of the Crimson Field</text:p>
      <text:p text:style-name="P58"/>
      <text:p text:style-name="P50"><text:span text:style-name="T6">- </text:span><text:span text:style-name="T10">Talk to Famlicus, </text:span><text:span text:style-name="T11">get duped</text:span></text:p>
      <text:p text:style-name="P4"/>
      <text:p text:style-name="P49">The Path of <text:span text:style-name="T2">the Lunatic</text:span></text:p>
      <text:p text:style-name="P4"/>
      <text:p text:style-name="P7">- <text:span text:style-name="T27">Farcasting BABY! + Talk to Vanargand + Go to Dazir</text:span></text:p>
      <text:p text:style-name="P6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4">A Dream of Hamlik</text:p>
      <text:p text:style-name="P59"/>
      <text:p text:style-name="P49"><text:span text:style-name="T6">- </text:span><text:span text:style-name="T10">Talk to Famlicus, </text:span><text:span text:style-name="T11">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04T12:36:07.761502725</dc:date>
    <meta:editing-duration>P1DT1H25M7S</meta:editing-duration>
    <meta:editing-cycles>709</meta:editing-cycles>
    <meta:generator>LibreOffice/6.3.3.1$Linux_X86_64 LibreOffice_project/30$Build-1</meta:generator>
    <meta:document-statistic meta:table-count="0" meta:image-count="0" meta:object-count="0" meta:page-count="19" meta:paragraph-count="269" meta:word-count="8815" meta:character-count="50695" meta:non-whitespace-character-count="41928"/>
  </office:meta>
</office:document-meta>
</file>